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F000001AECD8A2D1253D566A7.png" manifest:media-type="image/png"/>
  <manifest:file-entry manifest:full-path="Pictures/10000000000003C5000001AAF2D8542CE70010EF.png" manifest:media-type="image/png"/>
  <manifest:file-entry manifest:full-path="Pictures/10000000000003BE000001B67CA910D8032A1C38.jpg" manifest:media-type="image/jpeg"/>
  <manifest:file-entry manifest:full-path="Pictures/10000000000003CF000001BF85D162C7FD67CD4D.png" manifest:media-type="image/png"/>
  <manifest:file-entry manifest:full-path="Pictures/10000000000003C2000001CB68806CD7C65E1A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NewRoman1" svg:font-family="TimesNewRoman"/>
    <style:font-face style:name="TimesNewRomanPS1" svg:font-family="TimesNewRomanPS"/>
    <style:font-face style:name="Liberation Serif1" svg:font-family="'Liberation Serif'" style:font-pitch="variable"/>
    <style:font-face style:name="Noto Sans2" svg:font-family="'Noto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7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5.40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0563c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4.65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5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style:paragraph-properties fo:text-align="start" style:writing-mode="lr-tb"/>
      <style:text-properties style:font-name="Liberation Serif"/>
    </style:style>
    <style:style style:name="P8" style:family="paragraph">
      <loext:graphic-properties draw:fill="none"/>
      <style:text-properties style:font-name="Liberation Serif" fo:font-size="14pt" style:font-size-asian="14pt" style:font-size-complex="14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14pt" style:font-size-asian="14pt" style:font-size-complex="14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0563c1"/>
    </style:style>
    <style:style style:name="P13" style:family="paragraph">
      <loext:graphic-properties draw:fill="none"/>
    </style:style>
    <style:style style:name="T1" style:family="text">
      <style:text-properties fo:color="#000000" loext:opacity="100%" style:font-name="Liberation Serif" fo:font-size="24pt" fo:font-weight="bold" style:font-size-asian="24pt" style:font-weight-asian="bold" style:font-name-complex="TimesNewRoman1" style:font-size-complex="24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style:font-name="TimesNewRoman1" fo:font-size="14pt" style:font-size-asian="14pt" style:font-name-complex="TimesNewRoman1" style:font-size-complex="14pt"/>
    </style:style>
    <style:style style:name="T4" style:family="text">
      <style:text-properties fo:color="#000000" loext:opacity="100%" style:font-name="Liberation Serif" fo:font-size="14pt" fo:font-weight="bold" style:font-size-asian="14pt" style:font-name-complex="TimesNewRomanPS1" style:font-size-complex="14pt" style:font-weight-complex="bold"/>
    </style:style>
    <style:style style:name="T5" style:family="text">
      <style:text-properties fo:color="#000000" loext:opacity="100%" fo:font-size="14pt" fo:font-weight="bold" style:font-size-asian="14pt" style:font-name-complex="TimesNewRomanPS1" style:font-size-complex="14pt" style:font-weight-complex="bold"/>
    </style:style>
    <style:style style:name="T6" style:family="text">
      <style:text-properties fo:color="#0563c1" loext:opacity="100%" style:font-name="TimesNewRoman1" fo:font-size="14pt" style:font-size-asian="14pt" style:font-name-complex="TimesNewRoman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5cm" svg:height="5.25cm" svg:x="8.4cm" svg:y="10.45cm">
          <draw:text-box>
            <text:p text:style-name="P1"><text:span text:style-name="T1">Величко </text:span><text:span text:style-name="T1">Арсений </text:span><text:span text:style-name="T1">ИВТ 1 </text:span><text:span text:style-name="T1">курс 2 </text:span><text:span text:style-name="T1">группа 3 </text:span><text:span text:style-name="T1">подгруппа</text:span></text:p>
          </draw:text-box>
        </draw:frame>
        <draw:frame draw:style-name="gr2" draw:text-style-name="P4" draw:layer="layout" svg:width="20.5cm" svg:height="7cm" svg:x="4.65cm" svg:y="4.95cm">
          <draw:text-box>
            <text:p text:style-name="P3"><text:span text:style-name="T2">ЛАТМ </text:span><text:span text:style-name="T2">ВСР </text:span><text:span text:style-name="T2">1.1.1: </text:span><text:span text:style-name="T2"><text:line-break/></text:span><text:span text:style-name="T2">Анноти</text:span><text:span text:style-name="T2">рованн</text:span><text:span text:style-name="T2">ый </text:span><text:span text:style-name="T2">список</text:span></text:p>
          </draw:text-box>
        </draw:frame>
      </draw:page>
      <draw:page draw:name="page2" draw:style-name="dp1" draw:master-page-name="master-page3">
        <draw:frame draw:style-name="gr3" draw:text-style-name="P6" draw:layer="layout" svg:width="15.403cm" svg:height="1.639cm" svg:x="0.997cm" svg:y="1.272cm">
          <draw:text-box>
            <text:p text:style-name="P5"><text:span text:style-name="T3">Величко </text:span><text:span text:style-name="T3">Арсений </text:span><text:span text:style-name="T3">ИВТ 1 курс </text:span><text:span text:style-name="T3">2 группа 3 </text:span><text:span text:style-name="T3">подгруппа</text:span></text:p>
          </draw:text-box>
        </draw:frame>
        <draw:frame draw:style-name="gr4" draw:text-style-name="P8" draw:layer="layout" svg:width="23.857cm" svg:height="0.547cm" svg:x="2.543cm" svg:y="2.153cm">
          <draw:text-box>
            <text:p text:style-name="P7"><text:span text:style-name="T4">Задание </text:span><text:span text:style-name="T4">1.1.1 - </text:span><text:span text:style-name="T4">Создание </text:span><text:span text:style-name="T4">аннотирова</text:span><text:span text:style-name="T4">нного </text:span><text:span text:style-name="T4">списка </text:span><text:span text:style-name="T4">литературы </text:span><text:span text:style-name="T4">и интернет </text:span><text:span text:style-name="T4">– ресурсов </text:span><text:span text:style-name="T4">по теме </text:span><text:span text:style-name="T4">«Матрицы»</text:span><text:span text:style-name="T4">. </text:span></text:p>
          </draw:text-box>
        </draw:frame>
        <draw:frame draw:style-name="gr4" draw:text-style-name="P9" draw:layer="layout" svg:width="0.493cm" svg:height="0.547cm" svg:x="0.997cm" svg:y="2.41cm">
          <draw:text-box>
            <text:p text:style-name="P5"><text:span text:style-name="T3"><text:s/></text:span></text:p>
          </draw:text-box>
        </draw:frame>
        <draw:frame draw:style-name="gr4" draw:text-style-name="P10" draw:layer="layout" svg:width="0.624cm" svg:height="0.547cm" svg:x="1.199cm" svg:y="2.905cm">
          <draw:text-box>
            <text:p text:style-name="P7"><text:span text:style-name="T5">№ </text:span></text:p>
          </draw:text-box>
        </draw:frame>
        <draw:frame draw:style-name="gr4" draw:text-style-name="P10" draw:layer="layout" svg:width="3.279cm" svg:height="0.547cm" svg:x="2.364cm" svg:y="2.905cm">
          <draw:text-box>
            <text:p text:style-name="P7"><text:span text:style-name="T5">Адрес </text:span><text:span text:style-name="T5">ресурса </text:span></text:p>
          </draw:text-box>
        </draw:frame>
        <draw:frame draw:style-name="gr4" draw:text-style-name="P10" draw:layer="layout" svg:width="1.513cm" svg:height="0.547cm" svg:x="7.526cm" svg:y="2.905cm">
          <draw:text-box>
            <text:p text:style-name="P7"><text:span text:style-name="T5">Автор </text:span></text:p>
          </draw:text-box>
        </draw:frame>
        <draw:frame draw:style-name="gr4" draw:text-style-name="P10" draw:layer="layout" svg:width="2.622cm" svg:height="0.547cm" svg:x="11.583cm" svg:y="2.905cm">
          <draw:text-box>
            <text:p text:style-name="P7"><text:span text:style-name="T5">Аннотация </text:span></text:p>
          </draw:text-box>
        </draw:frame>
        <draw:polygon draw:style-name="gr5" draw:text-style-name="P11" draw:layer="layout" svg:width="0.018cm" svg:height="0.017cm" svg:x="0.996cm" svg:y="2.955cm" svg:viewBox="0 0 19 18" draw:points="0,18 19,18 19,0 0,0">
          <text:p/>
        </draw:polygon>
        <draw:polygon draw:style-name="gr5" draw:text-style-name="P11" draw:layer="layout" svg:width="0.018cm" svg:height="0.017cm" svg:x="0.996cm" svg:y="2.955cm" svg:viewBox="0 0 19 18" draw:points="0,18 19,18 19,0 0,0">
          <text:p/>
        </draw:polygon>
        <draw:polygon draw:style-name="gr5" draw:text-style-name="P11" draw:layer="layout" svg:width="0.865cm" svg:height="0.017cm" svg:x="1.014cm" svg:y="2.955cm" svg:viewBox="0 0 866 18" draw:points="0,18 866,18 866,0 0,0">
          <text:p/>
        </draw:polygon>
        <draw:polygon draw:style-name="gr5" draw:text-style-name="P11" draw:layer="layout" svg:width="0.018cm" svg:height="0.017cm" svg:x="1.879cm" svg:y="2.955cm" svg:viewBox="0 0 19 18" draw:points="0,18 19,18 19,0 0,0">
          <text:p/>
        </draw:polygon>
        <draw:polygon draw:style-name="gr5" draw:text-style-name="P11" draw:layer="layout" svg:width="4.084cm" svg:height="0.017cm" svg:x="1.897cm" svg:y="2.955cm" svg:viewBox="0 0 4085 18" draw:points="0,18 4085,18 4085,0 0,0">
          <text:p/>
        </draw:polygon>
        <draw:polygon draw:style-name="gr5" draw:text-style-name="P11" draw:layer="layout" svg:width="0.017cm" svg:height="0.017cm" svg:x="5.981cm" svg:y="2.955cm" svg:viewBox="0 0 18 18" draw:points="0,18 18,18 18,0 0,0">
          <text:p/>
        </draw:polygon>
        <draw:polygon draw:style-name="gr5" draw:text-style-name="P11" draw:layer="layout" svg:width="4.438cm" svg:height="0.017cm" svg:x="5.998cm" svg:y="2.955cm" svg:viewBox="0 0 4439 18" draw:points="0,18 4439,18 4439,0 0,0">
          <text:p/>
        </draw:polygon>
        <draw:polygon draw:style-name="gr5" draw:text-style-name="P11" draw:layer="layout" svg:width="0.018cm" svg:height="0.017cm" svg:x="10.436cm" svg:y="2.955cm" svg:viewBox="0 0 19 18" draw:points="0,18 19,18 19,0 0,0">
          <text:p/>
        </draw:polygon>
        <draw:polygon draw:style-name="gr5" draw:text-style-name="P11" draw:layer="layout" svg:width="4.746cm" svg:height="0.017cm" svg:x="10.454cm" svg:y="2.955cm" svg:viewBox="0 0 4747 18" draw:points="0,18 4747,18 4747,0 0,0">
          <text:p/>
        </draw:polygon>
        <draw:polygon draw:style-name="gr5" draw:text-style-name="P11" draw:layer="layout" svg:width="0.018cm" svg:height="0.017cm" svg:x="15.2cm" svg:y="2.955cm" svg:viewBox="0 0 19 18" draw:points="0,18 19,18 19,0 0,0">
          <text:p/>
        </draw:polygon>
        <draw:polygon draw:style-name="gr5" draw:text-style-name="P11" draw:layer="layout" svg:width="13.533cm" svg:height="0.017cm" svg:x="15.218cm" svg:y="2.955cm" svg:viewBox="0 0 13534 18" draw:points="0,18 13534,18 13534,0 0,0">
          <text:p/>
        </draw:polygon>
        <draw:polygon draw:style-name="gr5" draw:text-style-name="P11" draw:layer="layout" svg:width="0.018cm" svg:height="0.017cm" svg:x="28.751cm" svg:y="2.955cm" svg:viewBox="0 0 19 18" draw:points="0,18 19,18 19,0 0,0">
          <text:p/>
        </draw:polygon>
        <draw:polygon draw:style-name="gr5" draw:text-style-name="P11" draw:layer="layout" svg:width="0.018cm" svg:height="0.017cm" svg:x="28.751cm" svg:y="2.955cm" svg:viewBox="0 0 19 18" draw:points="0,18 19,18 19,0 0,0">
          <text:p/>
        </draw:polygon>
        <draw:polygon draw:style-name="gr5" draw:text-style-name="P11" draw:layer="layout" svg:width="0.018cm" svg:height="0.565cm" svg:x="0.996cm" svg:y="2.973cm" svg:viewBox="0 0 19 566" draw:points="0,566 19,566 19,0 0,0">
          <text:p/>
        </draw:polygon>
        <draw:polygon draw:style-name="gr5" draw:text-style-name="P11" draw:layer="layout" svg:width="0.018cm" svg:height="0.565cm" svg:x="1.879cm" svg:y="2.973cm" svg:viewBox="0 0 19 566" draw:points="0,566 19,566 19,0 0,0">
          <text:p/>
        </draw:polygon>
        <draw:polygon draw:style-name="gr5" draw:text-style-name="P11" draw:layer="layout" svg:width="0.017cm" svg:height="0.565cm" svg:x="5.981cm" svg:y="2.973cm" svg:viewBox="0 0 18 566" draw:points="0,566 18,566 18,0 0,0">
          <text:p/>
        </draw:polygon>
        <draw:polygon draw:style-name="gr5" draw:text-style-name="P11" draw:layer="layout" svg:width="0.018cm" svg:height="0.565cm" svg:x="10.436cm" svg:y="2.973cm" svg:viewBox="0 0 19 566" draw:points="0,566 19,566 19,0 0,0">
          <text:p/>
        </draw:polygon>
        <draw:polygon draw:style-name="gr5" draw:text-style-name="P11" draw:layer="layout" svg:width="0.018cm" svg:height="0.565cm" svg:x="15.2cm" svg:y="2.973cm" svg:viewBox="0 0 19 566" draw:points="0,566 19,566 19,0 0,0">
          <text:p/>
        </draw:polygon>
        <draw:polygon draw:style-name="gr5" draw:text-style-name="P11" draw:layer="layout" svg:width="0.018cm" svg:height="0.565cm" svg:x="28.751cm" svg:y="2.973cm" svg:viewBox="0 0 19 566" draw:points="0,566 19,566 19,0 0,0">
          <text:p/>
        </draw:polygon>
        <draw:frame draw:style-name="gr4" draw:text-style-name="P10" draw:layer="layout" svg:width="2.517cm" svg:height="0.547cm" svg:x="20.794cm" svg:y="2.905cm">
          <draw:text-box>
            <text:p text:style-name="P7"><text:span text:style-name="T5">Скриншот </text:span></text:p>
          </draw:text-box>
        </draw:frame>
        <draw:frame draw:style-name="gr4" draw:text-style-name="P9" draw:layer="layout" svg:width="0.493cm" svg:height="0.547cm" svg:x="1.323cm" svg:y="6.901cm">
          <draw:text-box>
            <text:p text:style-name="P5"><text:span text:style-name="T3">1 </text:span></text:p>
          </draw:text-box>
        </draw:frame>
        <draw:polygon draw:style-name="gr6" draw:text-style-name="P12" draw:layer="layout" svg:width="3.414cm" svg:height="0.026cm" svg:x="2.232cm" svg:y="7.111cm" svg:viewBox="0 0 3415 27" draw:points="0,27 3415,27 3415,0 0,0">
          <text:p/>
        </draw:polygon>
        <draw:frame draw:style-name="gr4" draw:text-style-name="P9" draw:layer="layout" svg:width="3.541cm" svg:height="0.547cm" svg:x="2.232cm" svg:y="6.618cm">
          <draw:text-box>
            <text:p text:style-name="P5"><text:span text:style-name="T6">Определите</text:span><text:span text:style-name="T6">ли и </text:span></text:p>
          </draw:text-box>
        </draw:frame>
        <draw:polygon draw:style-name="gr6" draw:text-style-name="P12" draw:layer="layout" svg:width="1.862cm" svg:height="0.026cm" svg:x="3.008cm" svg:y="7.676cm" svg:viewBox="0 0 1863 27" draw:points="0,27 1863,27 1863,0 0,0">
          <text:p/>
        </draw:polygon>
        <draw:frame draw:style-name="gr4" draw:text-style-name="P9" draw:layer="layout" svg:width="2.115cm" svg:height="0.547cm" svg:x="3.008cm" svg:y="7.183cm">
          <draw:text-box>
            <text:p text:style-name="P5"><text:span text:style-name="T6">матрицы</text:span><text:span text:style-name="T3"> <text:s/></text:span></text:p>
          </draw:text-box>
        </draw:frame>
        <draw:frame draw:style-name="gr4" draw:text-style-name="P9" draw:layer="layout" svg:width="2.974cm" svg:height="0.547cm" svg:x="6.863cm" svg:y="6.901cm">
          <draw:text-box>
            <text:p text:style-name="P5"><text:span text:style-name="T3">З.И. </text:span><text:span text:style-name="T3">Боревич <text:s/></text:span></text:p>
          </draw:text-box>
        </draw:frame>
        <draw:frame draw:style-name="gr4" draw:text-style-name="P9" draw:layer="layout" svg:width="1.687cm" svg:height="0.547cm" svg:x="10.64cm" svg:y="4.06cm">
          <draw:text-box>
            <text:p text:style-name="P5"><text:span text:style-name="T3">Данное </text:span></text:p>
          </draw:text-box>
        </draw:frame>
        <draw:frame draw:style-name="gr4" draw:text-style-name="P9" draw:layer="layout" svg:width="1.835cm" svg:height="0.547cm" svg:x="13.329cm" svg:y="4.06cm">
          <draw:text-box>
            <text:p text:style-name="P5"><text:span text:style-name="T3">учебное </text:span></text:p>
          </draw:text-box>
        </draw:frame>
        <draw:frame draw:style-name="gr4" draw:text-style-name="P9" draw:layer="layout" svg:width="1.852cm" svg:height="0.547cm" svg:x="10.64cm" svg:y="4.633cm">
          <draw:text-box>
            <text:p text:style-name="P5"><text:span text:style-name="T3">пособие </text:span></text:p>
          </draw:text-box>
        </draw:frame>
        <draw:frame draw:style-name="gr4" draw:text-style-name="P9" draw:layer="layout" svg:width="1.945cm" svg:height="0.547cm" svg:x="13.213cm" svg:y="4.633cm">
          <draw:text-box>
            <text:p text:style-name="P5"><text:span text:style-name="T3">является </text:span></text:p>
          </draw:text-box>
        </draw:frame>
        <draw:frame draw:style-name="gr4" draw:text-style-name="P9" draw:layer="layout" svg:width="2.352cm" svg:height="0.547cm" svg:x="10.64cm" svg:y="5.198cm">
          <draw:text-box>
            <text:p text:style-name="P5"><text:span text:style-name="T3">введением </text:span></text:p>
          </draw:text-box>
        </draw:frame>
        <draw:frame draw:style-name="gr4" draw:text-style-name="P9" draw:layer="layout" svg:width="0.493cm" svg:height="0.547cm" svg:x="14.784cm" svg:y="5.198cm">
          <draw:text-box>
            <text:p text:style-name="P5"><text:span text:style-name="T3">в </text:span></text:p>
          </draw:text-box>
        </draw:frame>
        <draw:frame draw:style-name="gr4" draw:text-style-name="P9" draw:layer="layout" svg:width="2.275cm" svg:height="0.547cm" svg:x="10.64cm" svg:y="5.763cm">
          <draw:text-box>
            <text:p text:style-name="P5"><text:span text:style-name="T3">линейную </text:span></text:p>
          </draw:text-box>
        </draw:frame>
        <draw:frame draw:style-name="gr4" draw:text-style-name="P9" draw:layer="layout" svg:width="1.89cm" svg:height="0.547cm" svg:x="13.266cm" svg:y="5.763cm">
          <draw:text-box>
            <text:p text:style-name="P5"><text:span text:style-name="T3">алгебру. </text:span></text:p>
          </draw:text-box>
        </draw:frame>
        <draw:frame draw:style-name="gr4" draw:text-style-name="P9" draw:layer="layout" svg:width="2.335cm" svg:height="0.547cm" svg:x="10.64cm" svg:y="6.336cm">
          <draw:text-box>
            <text:p text:style-name="P5"><text:span text:style-name="T3">Изложены </text:span></text:p>
          </draw:text-box>
        </draw:frame>
        <draw:frame draw:style-name="gr4" draw:text-style-name="P9" draw:layer="layout" svg:width="1.289cm" svg:height="0.547cm" svg:x="13.865cm" svg:y="6.336cm">
          <draw:text-box>
            <text:p text:style-name="P5"><text:span text:style-name="T3">такие </text:span></text:p>
          </draw:text-box>
        </draw:frame>
        <draw:frame draw:style-name="gr4" draw:text-style-name="P9" draw:layer="layout" svg:width="1.209cm" svg:height="0.547cm" svg:x="10.64cm" svg:y="6.901cm">
          <draw:text-box>
            <text:p text:style-name="P5"><text:span text:style-name="T3">темы </text:span></text:p>
          </draw:text-box>
        </draw:frame>
        <draw:frame draw:style-name="gr4" draw:text-style-name="P9" draw:layer="layout" svg:width="0.967cm" svg:height="0.547cm" svg:x="12.243cm" svg:y="6.901cm">
          <draw:text-box>
            <text:p text:style-name="P5"><text:span text:style-name="T3">как: </text:span></text:p>
          </draw:text-box>
        </draw:frame>
        <draw:frame draw:style-name="gr4" draw:text-style-name="P9" draw:layer="layout" svg:width="1.556cm" svg:height="0.547cm" svg:x="13.601cm" svg:y="6.901cm">
          <draw:text-box>
            <text:p text:style-name="P5"><text:span text:style-name="T3">теория </text:span></text:p>
          </draw:text-box>
        </draw:frame>
        <draw:frame draw:style-name="gr4" draw:text-style-name="P9" draw:layer="layout" svg:width="3.389cm" svg:height="0.547cm" svg:x="10.64cm" svg:y="7.475cm">
          <draw:text-box>
            <text:p text:style-name="P5"><text:span text:style-name="T3">определител</text:span><text:span text:style-name="T3">ей, </text:span></text:p>
          </draw:text-box>
        </draw:frame>
        <draw:frame draw:style-name="gr4" draw:text-style-name="P9" draw:layer="layout" svg:width="1.556cm" svg:height="0.547cm" svg:x="10.64cm" svg:y="8.039cm">
          <draw:text-box>
            <text:p text:style-name="P5"><text:span text:style-name="T3">теория </text:span></text:p>
          </draw:text-box>
        </draw:frame>
        <draw:frame draw:style-name="gr4" draw:text-style-name="P9" draw:layer="layout" svg:width="1.581cm" svg:height="0.547cm" svg:x="13.575cm" svg:y="8.039cm">
          <draw:text-box>
            <text:p text:style-name="P5"><text:span text:style-name="T3">систем </text:span></text:p>
          </draw:text-box>
        </draw:frame>
        <draw:frame draw:style-name="gr4" draw:text-style-name="P9" draw:layer="layout" svg:width="2.241cm" svg:height="0.547cm" svg:x="10.64cm" svg:y="8.603cm">
          <draw:text-box>
            <text:p text:style-name="P5"><text:span text:style-name="T3">линейных </text:span></text:p>
          </draw:text-box>
        </draw:frame>
        <draw:frame draw:style-name="gr4" draw:text-style-name="P9" draw:layer="layout" svg:width="4.515cm" svg:height="0.547cm" svg:x="10.64cm" svg:y="9.177cm">
          <draw:text-box>
            <text:p text:style-name="P5"><text:span text:style-name="T3">уравнений, </text:span><text:span text:style-name="T3">действия </text:span></text:p>
          </draw:text-box>
        </draw:frame>
        <draw:frame draw:style-name="gr4" draw:text-style-name="P9" draw:layer="layout" svg:width="3.444cm" svg:height="0.547cm" svg:x="10.64cm" svg:y="9.742cm">
          <draw:text-box>
            <text:p text:style-name="P5"><text:span text:style-name="T3">над </text:span><text:span text:style-name="T3">матрицами. </text:span></text:p>
          </draw:text-box>
        </draw:frame>
        <draw:frame draw:style-name="gr4" draw:text-style-name="P9" draw:layer="layout" svg:width="0.493cm" svg:height="0.547cm" svg:x="21.984cm" svg:y="3.575cm">
          <draw:text-box>
            <text:p text:style-name="P5"><text:span text:style-name="T3"><text:s/></text:span></text:p>
          </draw:text-box>
        </draw:frame>
        <draw:frame draw:style-name="gr4" draw:text-style-name="P9" draw:layer="layout" svg:width="0.493cm" svg:height="0.547cm" svg:x="28.355cm" svg:y="9.768cm">
          <draw:text-box>
            <text:p text:style-name="P5"><text:span text:style-name="T3"><text:s/></text:span></text:p>
          </draw:text-box>
        </draw:frame>
        <draw:polygon draw:style-name="gr5" draw:text-style-name="P11" draw:layer="layout" svg:width="0.018cm" svg:height="0.018cm" svg:x="0.996cm" svg:y="3.538cm" svg:viewBox="0 0 19 19" draw:points="0,19 19,19 19,0 0,0">
          <text:p/>
        </draw:polygon>
        <draw:polygon draw:style-name="gr5" draw:text-style-name="P11" draw:layer="layout" svg:width="0.865cm" svg:height="0.018cm" svg:x="1.014cm" svg:y="3.538cm" svg:viewBox="0 0 866 19" draw:points="0,19 866,19 866,0 0,0">
          <text:p/>
        </draw:polygon>
        <draw:polygon draw:style-name="gr5" draw:text-style-name="P11" draw:layer="layout" svg:width="0.018cm" svg:height="0.018cm" svg:x="1.879cm" svg:y="3.538cm" svg:viewBox="0 0 19 19" draw:points="0,19 19,19 19,0 0,0">
          <text:p/>
        </draw:polygon>
        <draw:polygon draw:style-name="gr5" draw:text-style-name="P11" draw:layer="layout" svg:width="4.084cm" svg:height="0.018cm" svg:x="1.897cm" svg:y="3.538cm" svg:viewBox="0 0 4085 19" draw:points="0,19 4085,19 4085,0 0,0">
          <text:p/>
        </draw:polygon>
        <draw:polygon draw:style-name="gr5" draw:text-style-name="P11" draw:layer="layout" svg:width="0.017cm" svg:height="0.018cm" svg:x="5.981cm" svg:y="3.538cm" svg:viewBox="0 0 18 19" draw:points="0,19 18,19 18,0 0,0">
          <text:p/>
        </draw:polygon>
        <draw:polygon draw:style-name="gr5" draw:text-style-name="P11" draw:layer="layout" svg:width="4.438cm" svg:height="0.018cm" svg:x="5.998cm" svg:y="3.538cm" svg:viewBox="0 0 4439 19" draw:points="0,19 4439,19 4439,0 0,0">
          <text:p/>
        </draw:polygon>
        <draw:polygon draw:style-name="gr5" draw:text-style-name="P11" draw:layer="layout" svg:width="0.018cm" svg:height="0.018cm" svg:x="10.436cm" svg:y="3.538cm" svg:viewBox="0 0 19 19" draw:points="0,19 19,19 19,0 0,0">
          <text:p/>
        </draw:polygon>
        <draw:polygon draw:style-name="gr5" draw:text-style-name="P11" draw:layer="layout" svg:width="4.746cm" svg:height="0.018cm" svg:x="10.454cm" svg:y="3.538cm" svg:viewBox="0 0 4747 19" draw:points="0,19 4747,19 4747,0 0,0">
          <text:p/>
        </draw:polygon>
        <draw:polygon draw:style-name="gr5" draw:text-style-name="P11" draw:layer="layout" svg:width="0.018cm" svg:height="0.018cm" svg:x="15.2cm" svg:y="3.538cm" svg:viewBox="0 0 19 19" draw:points="0,19 19,19 19,0 0,0">
          <text:p/>
        </draw:polygon>
        <draw:polygon draw:style-name="gr5" draw:text-style-name="P11" draw:layer="layout" svg:width="13.533cm" svg:height="0.018cm" svg:x="15.218cm" svg:y="3.538cm" svg:viewBox="0 0 13534 19" draw:points="0,19 13534,19 13534,0 0,0">
          <text:p/>
        </draw:polygon>
        <draw:polygon draw:style-name="gr5" draw:text-style-name="P11" draw:layer="layout" svg:width="0.018cm" svg:height="0.018cm" svg:x="28.751cm" svg:y="3.538cm" svg:viewBox="0 0 19 19" draw:points="0,19 19,19 19,0 0,0">
          <text:p/>
        </draw:polygon>
        <draw:polygon draw:style-name="gr5" draw:text-style-name="P11" draw:layer="layout" svg:width="0.018cm" svg:height="7.217cm" svg:x="0.996cm" svg:y="3.555cm" svg:viewBox="0 0 19 7218" draw:points="0,7218 19,7218 19,0 0,0">
          <text:p/>
        </draw:polygon>
        <draw:polygon draw:style-name="gr5" draw:text-style-name="P11" draw:layer="layout" svg:width="0.018cm" svg:height="7.217cm" svg:x="1.879cm" svg:y="3.555cm" svg:viewBox="0 0 19 7218" draw:points="0,7218 19,7218 19,0 0,0">
          <text:p/>
        </draw:polygon>
        <draw:polygon draw:style-name="gr5" draw:text-style-name="P11" draw:layer="layout" svg:width="0.017cm" svg:height="7.217cm" svg:x="5.981cm" svg:y="3.555cm" svg:viewBox="0 0 18 7218" draw:points="0,7218 18,7218 18,0 0,0">
          <text:p/>
        </draw:polygon>
        <draw:polygon draw:style-name="gr5" draw:text-style-name="P11" draw:layer="layout" svg:width="0.018cm" svg:height="7.217cm" svg:x="10.436cm" svg:y="3.555cm" svg:viewBox="0 0 19 7218" draw:points="0,7218 19,7218 19,0 0,0">
          <text:p/>
        </draw:polygon>
        <draw:polygon draw:style-name="gr5" draw:text-style-name="P11" draw:layer="layout" svg:width="0.018cm" svg:height="7.217cm" svg:x="15.2cm" svg:y="3.555cm" svg:viewBox="0 0 19 7218" draw:points="0,7218 19,7218 19,0 0,0">
          <text:p/>
        </draw:polygon>
        <draw:polygon draw:style-name="gr5" draw:text-style-name="P11" draw:layer="layout" svg:width="0.018cm" svg:height="7.217cm" svg:x="28.751cm" svg:y="3.555cm" svg:viewBox="0 0 19 7218" draw:points="0,7218 19,7218 19,0 0,0">
          <text:p/>
        </draw:polygon>
        <draw:frame draw:style-name="gr4" draw:text-style-name="P9" draw:layer="layout" svg:width="0.493cm" svg:height="0.547cm" svg:x="21.984cm" svg:y="10.227cm">
          <draw:text-box>
            <text:p text:style-name="P5"><text:span text:style-name="T3"><text:s/></text:span></text:p>
          </draw:text-box>
        </draw:frame>
        <draw:frame draw:style-name="gr4" draw:text-style-name="P9" draw:layer="layout" svg:width="0.493cm" svg:height="0.547cm" svg:x="1.323cm" svg:y="14.789cm">
          <draw:text-box>
            <text:p text:style-name="P5"><text:span text:style-name="T3">2 </text:span></text:p>
          </draw:text-box>
        </draw:frame>
        <draw:polygon draw:style-name="gr6" draw:text-style-name="P12" draw:layer="layout" svg:width="2.382cm" svg:height="0.026cm" svg:x="2.743cm" svg:y="14.999cm" svg:viewBox="0 0 2383 27" draw:points="0,27 2383,27 2383,0 0,0">
          <text:p/>
        </draw:polygon>
        <draw:frame draw:style-name="gr4" draw:text-style-name="P9" draw:layer="layout" svg:width="2.508cm" svg:height="0.547cm" svg:x="2.744cm" svg:y="14.506cm">
          <draw:text-box>
            <text:p text:style-name="P5"><text:span text:style-name="T6">Матрицы и </text:span></text:p>
          </draw:text-box>
        </draw:frame>
        <draw:polygon draw:style-name="gr6" draw:text-style-name="P12" draw:layer="layout" svg:width="2.911cm" svg:height="0.027cm" svg:x="2.479cm" svg:y="15.563cm" svg:viewBox="0 0 2912 28" draw:points="0,28 2912,28 2912,0 0,0">
          <text:p/>
        </draw:polygon>
        <draw:frame draw:style-name="gr4" draw:text-style-name="P9" draw:layer="layout" svg:width="3.169cm" svg:height="0.547cm" svg:x="2.479cm" svg:y="15.071cm">
          <draw:text-box>
            <text:p text:style-name="P5"><text:span text:style-name="T6">определител</text:span><text:span text:style-name="T6">и</text:span><text:span text:style-name="T3"> <text:s/></text:span></text:p>
          </draw:text-box>
        </draw:frame>
        <draw:frame draw:style-name="gr4" draw:text-style-name="P9" draw:layer="layout" svg:width="4.091cm" svg:height="0.547cm" svg:x="6.246cm" svg:y="14.506cm">
          <draw:text-box>
            <text:p text:style-name="P5"><text:span text:style-name="T3">Е.А. </text:span><text:span text:style-name="T3">Просвиркин</text:span><text:span text:style-name="T3">а, </text:span></text:p>
          </draw:text-box>
        </draw:frame>
        <draw:frame draw:style-name="gr4" draw:text-style-name="P9" draw:layer="layout" svg:width="3.723cm" svg:height="0.547cm" svg:x="6.431cm" svg:y="15.071cm">
          <draw:text-box>
            <text:p text:style-name="P5"><text:span text:style-name="T3">С.Н. </text:span><text:span text:style-name="T3">Кубышкина </text:span></text:p>
          </draw:text-box>
        </draw:frame>
        <draw:frame draw:style-name="gr4" draw:text-style-name="P9" draw:layer="layout" svg:width="3.812cm" svg:height="0.547cm" svg:x="10.64cm" svg:y="10.809cm">
          <draw:text-box>
            <text:p text:style-name="P5"><text:span text:style-name="T3">Рассматрива</text:span><text:span text:style-name="T3">ются </text:span></text:p>
          </draw:text-box>
        </draw:frame>
        <draw:frame draw:style-name="gr4" draw:text-style-name="P9" draw:layer="layout" svg:width="2.153cm" svg:height="0.547cm" svg:x="10.64cm" svg:y="11.383cm">
          <draw:text-box>
            <text:p text:style-name="P5"><text:span text:style-name="T3">элементы </text:span></text:p>
          </draw:text-box>
        </draw:frame>
        <draw:frame draw:style-name="gr4" draw:text-style-name="P9" draw:layer="layout" svg:width="2.174cm" svg:height="0.547cm" svg:x="12.992cm" svg:y="11.383cm">
          <draw:text-box>
            <text:p text:style-name="P5"><text:span text:style-name="T3">линейной </text:span></text:p>
          </draw:text-box>
        </draw:frame>
        <draw:frame draw:style-name="gr4" draw:text-style-name="P9" draw:layer="layout" svg:width="1.852cm" svg:height="0.547cm" svg:x="10.64cm" svg:y="11.948cm">
          <draw:text-box>
            <text:p text:style-name="P5"><text:span text:style-name="T3">алгебры </text:span></text:p>
          </draw:text-box>
        </draw:frame>
        <draw:frame draw:style-name="gr4" draw:text-style-name="P9" draw:layer="layout" svg:width="0.493cm" svg:height="0.547cm" svg:x="14.766cm" svg:y="11.948cm">
          <draw:text-box>
            <text:p text:style-name="P5"><text:span text:style-name="T3">и </text:span></text:p>
          </draw:text-box>
        </draw:frame>
        <draw:frame draw:style-name="gr4" draw:text-style-name="P9" draw:layer="layout" svg:width="3.744cm" svg:height="0.547cm" svg:x="10.64cm" svg:y="12.521cm">
          <draw:text-box>
            <text:p text:style-name="P5"><text:span text:style-name="T3">математичес</text:span><text:span text:style-name="T3">кого </text:span></text:p>
          </draw:text-box>
        </draw:frame>
        <draw:frame draw:style-name="gr4" draw:text-style-name="P9" draw:layer="layout" svg:width="1.899cm" svg:height="0.547cm" svg:x="10.64cm" svg:y="13.085cm">
          <draw:text-box>
            <text:p text:style-name="P5"><text:span text:style-name="T3">анализа: </text:span></text:p>
          </draw:text-box>
        </draw:frame>
        <draw:frame draw:style-name="gr4" draw:text-style-name="P9" draw:layer="layout" svg:width="3.169cm" svg:height="0.547cm" svg:x="10.64cm" svg:y="13.651cm">
          <draw:text-box>
            <text:p text:style-name="P5"><text:span text:style-name="T3">определител</text:span><text:span text:style-name="T3">и, </text:span></text:p>
          </draw:text-box>
        </draw:frame>
        <draw:frame draw:style-name="gr4" draw:text-style-name="P9" draw:layer="layout" svg:width="2.114cm" svg:height="0.547cm" svg:x="10.64cm" svg:y="14.224cm">
          <draw:text-box>
            <text:p text:style-name="P5"><text:span text:style-name="T3">матрицы, </text:span></text:p>
          </draw:text-box>
        </draw:frame>
        <draw:frame draw:style-name="gr4" draw:text-style-name="P9" draw:layer="layout" svg:width="1.949cm" svg:height="0.547cm" svg:x="13.213cm" svg:y="14.224cm">
          <draw:text-box>
            <text:p text:style-name="P5"><text:span text:style-name="T3">решение </text:span></text:p>
          </draw:text-box>
        </draw:frame>
        <draw:frame draw:style-name="gr4" draw:text-style-name="P9" draw:layer="layout" svg:width="1.581cm" svg:height="0.547cm" svg:x="10.64cm" svg:y="14.789cm">
          <draw:text-box>
            <text:p text:style-name="P5"><text:span text:style-name="T3">систем </text:span></text:p>
          </draw:text-box>
        </draw:frame>
        <draw:frame draw:style-name="gr4" draw:text-style-name="P9" draw:layer="layout" svg:width="2.241cm" svg:height="0.547cm" svg:x="12.923cm" svg:y="14.789cm">
          <draw:text-box>
            <text:p text:style-name="P5"><text:span text:style-name="T3">линейных </text:span></text:p>
          </draw:text-box>
        </draw:frame>
        <draw:frame draw:style-name="gr4" draw:text-style-name="P9" draw:layer="layout" svg:width="2.487cm" svg:height="0.547cm" svg:x="10.64cm" svg:y="15.363cm">
          <draw:text-box>
            <text:p text:style-name="P5"><text:span text:style-name="T3">уравнений. </text:span></text:p>
          </draw:text-box>
        </draw:frame>
        <draw:frame draw:style-name="gr4" draw:text-style-name="P9" draw:layer="layout" svg:width="2.186cm" svg:height="0.547cm" svg:x="10.64cm" svg:y="15.927cm">
          <draw:text-box>
            <text:p text:style-name="P5"><text:span text:style-name="T3">Основное </text:span></text:p>
          </draw:text-box>
        </draw:frame>
        <draw:frame draw:style-name="gr4" draw:text-style-name="P9" draw:layer="layout" svg:width="2.178cm" svg:height="0.547cm" svg:x="12.975cm" svg:y="15.927cm">
          <draw:text-box>
            <text:p text:style-name="P5"><text:span text:style-name="T3">внимание </text:span></text:p>
          </draw:text-box>
        </draw:frame>
        <draw:frame draw:style-name="gr4" draw:text-style-name="P9" draw:layer="layout" svg:width="2.208cm" svg:height="0.547cm" svg:x="10.64cm" svg:y="16.492cm">
          <draw:text-box>
            <text:p text:style-name="P5"><text:span text:style-name="T3">уделяется </text:span></text:p>
          </draw:text-box>
        </draw:frame>
        <draw:frame draw:style-name="gr4" draw:text-style-name="P9" draw:layer="layout" svg:width="2.72cm" svg:height="0.547cm" svg:x="10.64cm" svg:y="17.065cm">
          <draw:text-box>
            <text:p text:style-name="P5"><text:span text:style-name="T3">объяснению </text:span></text:p>
          </draw:text-box>
        </draw:frame>
        <draw:frame draw:style-name="gr4" draw:text-style-name="P9" draw:layer="layout" svg:width="4.468cm" svg:height="0.547cm" svg:x="10.64cm" svg:y="17.63cm">
          <draw:text-box>
            <text:p text:style-name="P5"><text:span text:style-name="T3">основных </text:span><text:span text:style-name="T3">понятий и </text:span></text:p>
          </draw:text-box>
        </draw:frame>
        <draw:frame draw:style-name="gr4" draw:text-style-name="P9" draw:layer="layout" svg:width="2.098cm" svg:height="0.547cm" svg:x="10.64cm" svg:y="18.195cm">
          <draw:text-box>
            <text:p text:style-name="P5"><text:span text:style-name="T3">решению </text:span></text:p>
          </draw:text-box>
        </draw:frame>
        <draw:frame draw:style-name="gr4" draw:text-style-name="P9" draw:layer="layout" svg:width="4.223cm" svg:height="0.547cm" svg:x="10.64cm" svg:y="18.768cm">
          <draw:text-box>
            <text:p text:style-name="P5"><text:span text:style-name="T3">стандартных </text:span><text:span text:style-name="T3">задач. </text:span></text:p>
          </draw:text-box>
        </draw:frame>
        <draw:polygon draw:style-name="gr5" draw:text-style-name="P11" draw:layer="layout" svg:width="0.018cm" svg:height="0.018cm" svg:x="0.996cm" svg:y="10.772cm" svg:viewBox="0 0 19 19" draw:points="0,19 19,19 19,0 0,0">
          <text:p/>
        </draw:polygon>
        <draw:polygon draw:style-name="gr5" draw:text-style-name="P11" draw:layer="layout" svg:width="0.865cm" svg:height="0.018cm" svg:x="1.014cm" svg:y="10.772cm" svg:viewBox="0 0 866 19" draw:points="0,19 866,19 866,0 0,0">
          <text:p/>
        </draw:polygon>
        <draw:polygon draw:style-name="gr5" draw:text-style-name="P11" draw:layer="layout" svg:width="0.018cm" svg:height="0.018cm" svg:x="1.879cm" svg:y="10.772cm" svg:viewBox="0 0 19 19" draw:points="0,19 19,19 19,0 0,0">
          <text:p/>
        </draw:polygon>
        <draw:polygon draw:style-name="gr5" draw:text-style-name="P11" draw:layer="layout" svg:width="4.084cm" svg:height="0.018cm" svg:x="1.897cm" svg:y="10.772cm" svg:viewBox="0 0 4085 19" draw:points="0,19 4085,19 4085,0 0,0">
          <text:p/>
        </draw:polygon>
        <draw:polygon draw:style-name="gr5" draw:text-style-name="P11" draw:layer="layout" svg:width="0.017cm" svg:height="0.018cm" svg:x="5.981cm" svg:y="10.772cm" svg:viewBox="0 0 18 19" draw:points="0,19 18,19 18,0 0,0">
          <text:p/>
        </draw:polygon>
        <draw:polygon draw:style-name="gr5" draw:text-style-name="P11" draw:layer="layout" svg:width="4.438cm" svg:height="0.018cm" svg:x="5.998cm" svg:y="10.772cm" svg:viewBox="0 0 4439 19" draw:points="0,19 4439,19 4439,0 0,0">
          <text:p/>
        </draw:polygon>
        <draw:polygon draw:style-name="gr5" draw:text-style-name="P11" draw:layer="layout" svg:width="0.018cm" svg:height="0.018cm" svg:x="10.436cm" svg:y="10.772cm" svg:viewBox="0 0 19 19" draw:points="0,19 19,19 19,0 0,0">
          <text:p/>
        </draw:polygon>
        <draw:polygon draw:style-name="gr5" draw:text-style-name="P11" draw:layer="layout" svg:width="4.746cm" svg:height="0.018cm" svg:x="10.454cm" svg:y="10.772cm" svg:viewBox="0 0 4747 19" draw:points="0,19 4747,19 4747,0 0,0">
          <text:p/>
        </draw:polygon>
        <draw:polygon draw:style-name="gr5" draw:text-style-name="P11" draw:layer="layout" svg:width="0.018cm" svg:height="0.018cm" svg:x="15.2cm" svg:y="10.772cm" svg:viewBox="0 0 19 19" draw:points="0,19 19,19 19,0 0,0">
          <text:p/>
        </draw:polygon>
        <draw:polygon draw:style-name="gr5" draw:text-style-name="P11" draw:layer="layout" svg:width="13.533cm" svg:height="0.018cm" svg:x="15.218cm" svg:y="10.772cm" svg:viewBox="0 0 13534 19" draw:points="0,19 13534,19 13534,0 0,0">
          <text:p/>
        </draw:polygon>
        <draw:polygon draw:style-name="gr5" draw:text-style-name="P11" draw:layer="layout" svg:width="0.018cm" svg:height="0.018cm" svg:x="28.751cm" svg:y="10.772cm" svg:viewBox="0 0 19 19" draw:points="0,19 19,19 19,0 0,0">
          <text:p/>
        </draw:polygon>
        <draw:polygon draw:style-name="gr5" draw:text-style-name="P11" draw:layer="layout" svg:width="0.018cm" svg:height="8.523cm" svg:x="0.996cm" svg:y="10.79cm" svg:viewBox="0 0 19 8524" draw:points="0,8524 19,8524 19,0 0,0">
          <text:p/>
        </draw:polygon>
        <draw:polygon draw:style-name="gr5" draw:text-style-name="P11" draw:layer="layout" svg:width="0.018cm" svg:height="0.018cm" svg:x="0.996cm" svg:y="19.313cm" svg:viewBox="0 0 19 19" draw:points="0,19 19,19 19,0 0,0">
          <text:p/>
        </draw:polygon>
        <draw:polygon draw:style-name="gr5" draw:text-style-name="P11" draw:layer="layout" svg:width="0.018cm" svg:height="0.018cm" svg:x="0.996cm" svg:y="19.313cm" svg:viewBox="0 0 19 19" draw:points="0,19 19,19 19,0 0,0">
          <text:p/>
        </draw:polygon>
        <draw:polygon draw:style-name="gr5" draw:text-style-name="P11" draw:layer="layout" svg:width="0.865cm" svg:height="0.018cm" svg:x="1.014cm" svg:y="19.313cm" svg:viewBox="0 0 866 19" draw:points="0,19 866,19 866,0 0,0">
          <text:p/>
        </draw:polygon>
        <draw:polygon draw:style-name="gr5" draw:text-style-name="P11" draw:layer="layout" svg:width="0.018cm" svg:height="8.523cm" svg:x="1.879cm" svg:y="10.79cm" svg:viewBox="0 0 19 8524" draw:points="0,8524 19,8524 19,0 0,0">
          <text:p/>
        </draw:polygon>
        <draw:polygon draw:style-name="gr5" draw:text-style-name="P11" draw:layer="layout" svg:width="0.018cm" svg:height="0.018cm" svg:x="1.879cm" svg:y="19.313cm" svg:viewBox="0 0 19 19" draw:points="0,19 19,19 19,0 0,0">
          <text:p/>
        </draw:polygon>
        <draw:polygon draw:style-name="gr5" draw:text-style-name="P11" draw:layer="layout" svg:width="4.084cm" svg:height="0.018cm" svg:x="1.897cm" svg:y="19.313cm" svg:viewBox="0 0 4085 19" draw:points="0,19 4085,19 4085,0 0,0">
          <text:p/>
        </draw:polygon>
        <draw:polygon draw:style-name="gr5" draw:text-style-name="P11" draw:layer="layout" svg:width="0.017cm" svg:height="8.523cm" svg:x="5.981cm" svg:y="10.79cm" svg:viewBox="0 0 18 8524" draw:points="0,8524 18,8524 18,0 0,0">
          <text:p/>
        </draw:polygon>
        <draw:polygon draw:style-name="gr5" draw:text-style-name="P11" draw:layer="layout" svg:width="0.017cm" svg:height="0.018cm" svg:x="5.981cm" svg:y="19.313cm" svg:viewBox="0 0 18 19" draw:points="0,19 18,19 18,0 0,0">
          <text:p/>
        </draw:polygon>
        <draw:polygon draw:style-name="gr5" draw:text-style-name="P11" draw:layer="layout" svg:width="4.438cm" svg:height="0.018cm" svg:x="5.998cm" svg:y="19.313cm" svg:viewBox="0 0 4439 19" draw:points="0,19 4439,19 4439,0 0,0">
          <text:p/>
        </draw:polygon>
        <draw:polygon draw:style-name="gr5" draw:text-style-name="P11" draw:layer="layout" svg:width="0.018cm" svg:height="8.523cm" svg:x="10.436cm" svg:y="10.79cm" svg:viewBox="0 0 19 8524" draw:points="0,8524 19,8524 19,0 0,0">
          <text:p/>
        </draw:polygon>
        <draw:polygon draw:style-name="gr5" draw:text-style-name="P11" draw:layer="layout" svg:width="0.018cm" svg:height="0.018cm" svg:x="10.436cm" svg:y="19.313cm" svg:viewBox="0 0 19 19" draw:points="0,19 19,19 19,0 0,0">
          <text:p/>
        </draw:polygon>
        <draw:polygon draw:style-name="gr5" draw:text-style-name="P11" draw:layer="layout" svg:width="4.746cm" svg:height="0.018cm" svg:x="10.454cm" svg:y="19.313cm" svg:viewBox="0 0 4747 19" draw:points="0,19 4747,19 4747,0 0,0">
          <text:p/>
        </draw:polygon>
        <draw:polygon draw:style-name="gr5" draw:text-style-name="P11" draw:layer="layout" svg:width="0.018cm" svg:height="8.523cm" svg:x="15.2cm" svg:y="10.79cm" svg:viewBox="0 0 19 8524" draw:points="0,8524 19,8524 19,0 0,0">
          <text:p/>
        </draw:polygon>
        <draw:polygon draw:style-name="gr5" draw:text-style-name="P11" draw:layer="layout" svg:width="0.018cm" svg:height="0.018cm" svg:x="15.2cm" svg:y="19.313cm" svg:viewBox="0 0 19 19" draw:points="0,19 19,19 19,0 0,0">
          <text:p/>
        </draw:polygon>
        <draw:polygon draw:style-name="gr5" draw:text-style-name="P11" draw:layer="layout" svg:width="13.533cm" svg:height="0.018cm" svg:x="15.218cm" svg:y="19.313cm" svg:viewBox="0 0 13534 19" draw:points="0,19 13534,19 13534,0 0,0">
          <text:p/>
        </draw:polygon>
        <draw:polygon draw:style-name="gr5" draw:text-style-name="P11" draw:layer="layout" svg:width="0.018cm" svg:height="8.523cm" svg:x="28.751cm" svg:y="10.79cm" svg:viewBox="0 0 19 8524" draw:points="0,8524 19,8524 19,0 0,0">
          <text:p/>
        </draw:polygon>
        <draw:polygon draw:style-name="gr5" draw:text-style-name="P11" draw:layer="layout" svg:width="0.018cm" svg:height="0.018cm" svg:x="28.751cm" svg:y="19.313cm" svg:viewBox="0 0 19 19" draw:points="0,19 19,19 19,0 0,0">
          <text:p/>
        </draw:polygon>
        <draw:polygon draw:style-name="gr5" draw:text-style-name="P11" draw:layer="layout" svg:width="0.018cm" svg:height="0.018cm" svg:x="28.751cm" svg:y="19.313cm" svg:viewBox="0 0 19 19" draw:points="0,19 19,19 19,0 0,0">
          <text:p/>
        </draw:polygon>
        <draw:frame draw:style-name="gr7" draw:text-style-name="P13" draw:layer="layout" svg:width="12.733cm" svg:height="6.077cm" svg:x="15.613cm" svg:y="4.125cm">
          <draw:image xlink:href="Pictures/10000000000003C2000001CB68806CD7C65E1AEA.png" xlink:type="simple" xlink:show="embed" xlink:actuate="onLoad" draw:mime-type="image/png">
            <text:p/>
          </draw:image>
        </draw:frame>
        <draw:frame draw:style-name="gr7" draw:text-style-name="P13" draw:layer="layout" svg:width="12.907cm" svg:height="5.924cm" svg:x="15.525cm" svg:y="12.086cm">
          <draw:image xlink:href="Pictures/10000000000003CF000001BF85D162C7FD67CD4D.png" xlink:type="simple" xlink:show="embed" xlink:actuate="onLoad" draw:mime-type="image/png">
            <text:p/>
          </draw:image>
        </draw:frame>
        <draw:frame draw:style-name="gr4" draw:text-style-name="P9" draw:layer="layout" svg:width="0.493cm" svg:height="0.547cm" svg:x="28.443cm" svg:y="17.577cm">
          <draw:text-box>
            <text:p text:style-name="P5"><text:span text:style-name="T3"><text:s/></text:span></text:p>
          </draw:text-box>
        </draw:frame>
      </draw:page>
      <draw:page draw:name="page3" draw:style-name="dp1" draw:master-page-name="master-page3">
        <draw:frame draw:style-name="gr8" draw:text-style-name="P6" draw:layer="layout" svg:width="14.653cm" svg:height="1.639cm" svg:x="0.997cm" svg:y="1.272cm">
          <draw:text-box>
            <text:p text:style-name="P5"><text:span text:style-name="T3">Величко </text:span><text:span text:style-name="T3">Арсений </text:span><text:span text:style-name="T3">ИВТ 1 курс </text:span><text:span text:style-name="T3">2 группа 3 </text:span><text:span text:style-name="T3">подгруппа</text:span></text:p>
          </draw:text-box>
        </draw:frame>
        <draw:frame draw:style-name="gr4" draw:text-style-name="P9" draw:layer="layout" svg:width="0.493cm" svg:height="0.547cm" svg:x="1.323cm" svg:y="5.269cm">
          <draw:text-box>
            <text:p text:style-name="P5"><text:span text:style-name="T3">3 </text:span></text:p>
          </draw:text-box>
        </draw:frame>
        <draw:polygon draw:style-name="gr6" draw:text-style-name="P12" draw:layer="layout" svg:width="2.973cm" svg:height="0.027cm" svg:x="2.452cm" svg:y="5.187cm" svg:viewBox="0 0 2974 28" draw:points="0,28 2974,28 2974,0 0,0">
          <text:p/>
        </draw:polygon>
        <draw:frame draw:style-name="gr4" draw:text-style-name="P9" draw:layer="layout" svg:width="3.118cm" svg:height="0.547cm" svg:x="2.453cm" svg:y="4.695cm">
          <draw:text-box>
            <text:p text:style-name="P5"><text:span text:style-name="T6">Практикум </text:span><text:span text:style-name="T6">по </text:span></text:p>
          </draw:text-box>
        </draw:frame>
        <draw:polygon draw:style-name="gr6" draw:text-style-name="P12" draw:layer="layout" svg:width="2.038cm" svg:height="0.027cm" svg:x="2.92cm" svg:y="5.761cm" svg:viewBox="0 0 2039 28" draw:points="0,28 2039,28 2039,0 0,0">
          <text:p/>
        </draw:polygon>
        <draw:frame draw:style-name="gr4" draw:text-style-name="P9" draw:layer="layout" svg:width="2.174cm" svg:height="0.547cm" svg:x="2.92cm" svg:y="5.269cm">
          <draw:text-box>
            <text:p text:style-name="P5"><text:span text:style-name="T6">линейной </text:span></text:p>
          </draw:text-box>
        </draw:frame>
        <draw:polygon draw:style-name="gr6" draw:text-style-name="P12" draw:layer="layout" svg:width="1.615cm" svg:height="0.026cm" svg:x="3.131cm" svg:y="6.326cm" svg:viewBox="0 0 1616 27" draw:points="0,27 1616,27 1616,0 0,0">
          <text:p/>
        </draw:polygon>
        <draw:frame draw:style-name="gr4" draw:text-style-name="P9" draw:layer="layout" svg:width="1.861cm" svg:height="0.547cm" svg:x="3.132cm" svg:y="5.833cm">
          <draw:text-box>
            <text:p text:style-name="P5"><text:span text:style-name="T6">алгебре</text:span><text:span text:style-name="T3"> <text:s/></text:span></text:p>
          </draw:text-box>
        </draw:frame>
        <draw:frame draw:style-name="gr4" draw:text-style-name="P9" draw:layer="layout" svg:width="3.444cm" svg:height="0.547cm" svg:x="6.563cm" svg:y="5.269cm">
          <draw:text-box>
            <text:p text:style-name="P5"><text:span text:style-name="T3">В.К. </text:span><text:span text:style-name="T3">Вильданов </text:span></text:p>
          </draw:text-box>
        </draw:frame>
        <draw:frame draw:style-name="gr4" draw:text-style-name="P9" draw:layer="layout" svg:width="0.493cm" svg:height="0.547cm" svg:x="10.64cm" svg:y="1.854cm">
          <draw:text-box>
            <text:p text:style-name="P5"><text:span text:style-name="T3">В </text:span></text:p>
          </draw:text-box>
        </draw:frame>
        <draw:frame draw:style-name="gr4" draw:text-style-name="P9" draw:layer="layout" svg:width="1.899cm" svg:height="0.547cm" svg:x="11.407cm" svg:y="1.854cm">
          <draw:text-box>
            <text:p text:style-name="P5"><text:span text:style-name="T3">пособии </text:span></text:p>
          </draw:text-box>
        </draw:frame>
        <draw:frame draw:style-name="gr4" draw:text-style-name="P9" draw:layer="layout" svg:width="1.543cm" svg:height="0.547cm" svg:x="13.61cm" svg:y="1.854cm">
          <draw:text-box>
            <text:p text:style-name="P5"><text:span text:style-name="T3">кратко </text:span></text:p>
          </draw:text-box>
        </draw:frame>
        <draw:frame draw:style-name="gr4" draw:text-style-name="P9" draw:layer="layout" svg:width="2.246cm" svg:height="0.547cm" svg:x="10.64cm" svg:y="2.427cm">
          <draw:text-box>
            <text:p text:style-name="P5"><text:span text:style-name="T3">изложены </text:span></text:p>
          </draw:text-box>
        </draw:frame>
        <draw:frame draw:style-name="gr4" draw:text-style-name="P9" draw:layer="layout" svg:width="3.181cm" svg:height="0.547cm" svg:x="10.64cm" svg:y="2.992cm">
          <draw:text-box>
            <text:p text:style-name="P5"><text:span text:style-name="T3">теоретическ</text:span><text:span text:style-name="T3">ие </text:span></text:p>
          </draw:text-box>
        </draw:frame>
        <draw:frame draw:style-name="gr4" draw:text-style-name="P9" draw:layer="layout" svg:width="2.034cm" svg:height="0.547cm" svg:x="10.64cm" svg:y="3.557cm">
          <draw:text-box>
            <text:p text:style-name="P5"><text:span text:style-name="T3">сведения </text:span></text:p>
          </draw:text-box>
        </draw:frame>
        <draw:frame draw:style-name="gr4" draw:text-style-name="P9" draw:layer="layout" svg:width="3.003cm" svg:height="0.547cm" svg:x="10.64cm" svg:y="4.13cm">
          <draw:text-box>
            <text:p text:style-name="P5"><text:span text:style-name="T3">необходимы</text:span><text:span text:style-name="T3">е </text:span></text:p>
          </draw:text-box>
        </draw:frame>
        <draw:frame draw:style-name="gr4" draw:text-style-name="P9" draw:layer="layout" svg:width="0.853cm" svg:height="0.547cm" svg:x="14.298cm" svg:y="4.13cm">
          <draw:text-box>
            <text:p text:style-name="P5"><text:span text:style-name="T3">для </text:span></text:p>
          </draw:text-box>
        </draw:frame>
        <draw:frame draw:style-name="gr4" draw:text-style-name="P9" draw:layer="layout" svg:width="1.958cm" svg:height="0.547cm" svg:x="10.64cm" svg:y="4.695cm">
          <draw:text-box>
            <text:p text:style-name="P5"><text:span text:style-name="T3">решения </text:span></text:p>
          </draw:text-box>
        </draw:frame>
        <draw:frame draw:style-name="gr4" draw:text-style-name="P9" draw:layer="layout" svg:width="1.386cm" svg:height="0.547cm" svg:x="13.769cm" svg:y="4.695cm">
          <draw:text-box>
            <text:p text:style-name="P5"><text:span text:style-name="T3">задач. </text:span></text:p>
          </draw:text-box>
        </draw:frame>
        <draw:frame draw:style-name="gr4" draw:text-style-name="P9" draw:layer="layout" svg:width="2.627cm" svg:height="0.547cm" svg:x="10.64cm" svg:y="5.269cm">
          <draw:text-box>
            <text:p text:style-name="P5"><text:span text:style-name="T3">Приводятся </text:span></text:p>
          </draw:text-box>
        </draw:frame>
        <draw:frame draw:style-name="gr4" draw:text-style-name="P9" draw:layer="layout" svg:width="2.026cm" svg:height="0.547cm" svg:x="10.64cm" svg:y="5.833cm">
          <draw:text-box>
            <text:p text:style-name="P5"><text:span text:style-name="T3">примеры </text:span></text:p>
          </draw:text-box>
        </draw:frame>
        <draw:frame draw:style-name="gr4" draw:text-style-name="P9" draw:layer="layout" svg:width="1.996cm" svg:height="0.547cm" svg:x="13.161cm" svg:y="5.833cm">
          <draw:text-box>
            <text:p text:style-name="P5"><text:span text:style-name="T3">решений </text:span></text:p>
          </draw:text-box>
        </draw:frame>
        <draw:frame draw:style-name="gr4" draw:text-style-name="P9" draw:layer="layout" svg:width="1.941cm" svg:height="0.547cm" svg:x="10.64cm" svg:y="6.398cm">
          <draw:text-box>
            <text:p text:style-name="P5"><text:span text:style-name="T3">типовых </text:span></text:p>
          </draw:text-box>
        </draw:frame>
        <draw:frame draw:style-name="gr4" draw:text-style-name="P9" draw:layer="layout" svg:width="1.386cm" svg:height="0.547cm" svg:x="13.77cm" svg:y="6.398cm">
          <draw:text-box>
            <text:p text:style-name="P5"><text:span text:style-name="T3">задач, </text:span></text:p>
          </draw:text-box>
        </draw:frame>
        <draw:frame draw:style-name="gr4" draw:text-style-name="P9" draw:layer="layout" svg:width="1.53cm" svg:height="0.547cm" svg:x="10.64cm" svg:y="6.972cm">
          <draw:text-box>
            <text:p text:style-name="P5"><text:span text:style-name="T3">задачи </text:span></text:p>
          </draw:text-box>
        </draw:frame>
        <draw:frame draw:style-name="gr4" draw:text-style-name="P9" draw:layer="layout" svg:width="0.853cm" svg:height="0.547cm" svg:x="14.299cm" svg:y="6.972cm">
          <draw:text-box>
            <text:p text:style-name="P5"><text:span text:style-name="T3">для </text:span></text:p>
          </draw:text-box>
        </draw:frame>
        <draw:frame draw:style-name="gr4" draw:text-style-name="P9" draw:layer="layout" svg:width="3.918cm" svg:height="0.547cm" svg:x="10.64cm" svg:y="7.536cm">
          <draw:text-box>
            <text:p text:style-name="P5"><text:span text:style-name="T3">самостоятел</text:span><text:span text:style-name="T3">ьного </text:span></text:p>
          </draw:text-box>
        </draw:frame>
        <draw:frame draw:style-name="gr4" draw:text-style-name="P9" draw:layer="layout" svg:width="4.519cm" svg:height="0.547cm" svg:x="10.64cm" svg:y="8.11cm">
          <draw:text-box>
            <text:p text:style-name="P5"><text:span text:style-name="T3">решения <text:s/>и <text:s/></text:span><text:span text:style-name="T3">вопросы </text:span></text:p>
          </draw:text-box>
        </draw:frame>
        <draw:frame draw:style-name="gr4" draw:text-style-name="P9" draw:layer="layout" svg:width="4.049cm" svg:height="0.547cm" svg:x="10.64cm" svg:y="8.674cm">
          <draw:text-box>
            <text:p text:style-name="P5"><text:span text:style-name="T3">для </text:span><text:span text:style-name="T3">самоконтро</text:span><text:span text:style-name="T3">ля. </text:span></text:p>
          </draw:text-box>
        </draw:frame>
        <draw:frame draw:style-name="gr4" draw:text-style-name="P9" draw:layer="layout" svg:width="0.493cm" svg:height="0.547cm" svg:x="21.984cm" svg:y="2.075cm">
          <draw:text-box>
            <text:p text:style-name="P5"><text:span text:style-name="T3"><text:s/></text:span></text:p>
          </draw:text-box>
        </draw:frame>
        <draw:frame draw:style-name="gr4" draw:text-style-name="P9" draw:layer="layout" svg:width="0.493cm" svg:height="0.547cm" svg:x="28.336cm" svg:y="7.995cm">
          <draw:text-box>
            <text:p text:style-name="P5"><text:span text:style-name="T3"><text:s/></text:span></text:p>
          </draw:text-box>
        </draw:frame>
        <draw:polygon draw:style-name="gr5" draw:text-style-name="P11" draw:layer="layout" svg:width="0.018cm" svg:height="0.018cm" svg:x="0.996cm" svg:y="1.817cm" svg:viewBox="0 0 19 19" draw:points="0,19 19,19 19,0 0,0">
          <text:p/>
        </draw:polygon>
        <draw:polygon draw:style-name="gr5" draw:text-style-name="P11" draw:layer="layout" svg:width="0.018cm" svg:height="0.018cm" svg:x="0.996cm" svg:y="1.817cm" svg:viewBox="0 0 19 19" draw:points="0,19 19,19 19,0 0,0">
          <text:p/>
        </draw:polygon>
        <draw:polygon draw:style-name="gr5" draw:text-style-name="P11" draw:layer="layout" svg:width="0.865cm" svg:height="0.018cm" svg:x="1.014cm" svg:y="1.817cm" svg:viewBox="0 0 866 19" draw:points="0,19 866,19 866,0 0,0">
          <text:p/>
        </draw:polygon>
        <draw:polygon draw:style-name="gr5" draw:text-style-name="P11" draw:layer="layout" svg:width="0.018cm" svg:height="0.018cm" svg:x="1.879cm" svg:y="1.817cm" svg:viewBox="0 0 19 19" draw:points="0,19 19,19 19,0 0,0">
          <text:p/>
        </draw:polygon>
        <draw:polygon draw:style-name="gr5" draw:text-style-name="P11" draw:layer="layout" svg:width="4.084cm" svg:height="0.018cm" svg:x="1.897cm" svg:y="1.817cm" svg:viewBox="0 0 4085 19" draw:points="0,19 4085,19 4085,0 0,0">
          <text:p/>
        </draw:polygon>
        <draw:polygon draw:style-name="gr5" draw:text-style-name="P11" draw:layer="layout" svg:width="0.017cm" svg:height="0.018cm" svg:x="5.981cm" svg:y="1.817cm" svg:viewBox="0 0 18 19" draw:points="0,19 18,19 18,0 0,0">
          <text:p/>
        </draw:polygon>
        <draw:polygon draw:style-name="gr5" draw:text-style-name="P11" draw:layer="layout" svg:width="4.438cm" svg:height="0.018cm" svg:x="5.998cm" svg:y="1.817cm" svg:viewBox="0 0 4439 19" draw:points="0,19 4439,19 4439,0 0,0">
          <text:p/>
        </draw:polygon>
        <draw:polygon draw:style-name="gr5" draw:text-style-name="P11" draw:layer="layout" svg:width="0.018cm" svg:height="0.018cm" svg:x="10.436cm" svg:y="1.817cm" svg:viewBox="0 0 19 19" draw:points="0,19 19,19 19,0 0,0">
          <text:p/>
        </draw:polygon>
        <draw:polygon draw:style-name="gr5" draw:text-style-name="P11" draw:layer="layout" svg:width="4.746cm" svg:height="0.018cm" svg:x="10.454cm" svg:y="1.817cm" svg:viewBox="0 0 4747 19" draw:points="0,19 4747,19 4747,0 0,0">
          <text:p/>
        </draw:polygon>
        <draw:polygon draw:style-name="gr5" draw:text-style-name="P11" draw:layer="layout" svg:width="0.018cm" svg:height="0.018cm" svg:x="15.2cm" svg:y="1.817cm" svg:viewBox="0 0 19 19" draw:points="0,19 19,19 19,0 0,0">
          <text:p/>
        </draw:polygon>
        <draw:polygon draw:style-name="gr5" draw:text-style-name="P11" draw:layer="layout" svg:width="13.533cm" svg:height="0.018cm" svg:x="15.218cm" svg:y="1.817cm" svg:viewBox="0 0 13534 19" draw:points="0,19 13534,19 13534,0 0,0">
          <text:p/>
        </draw:polygon>
        <draw:polygon draw:style-name="gr5" draw:text-style-name="P11" draw:layer="layout" svg:width="0.018cm" svg:height="0.018cm" svg:x="28.751cm" svg:y="1.817cm" svg:viewBox="0 0 19 19" draw:points="0,19 19,19 19,0 0,0">
          <text:p/>
        </draw:polygon>
        <draw:polygon draw:style-name="gr5" draw:text-style-name="P11" draw:layer="layout" svg:width="0.018cm" svg:height="0.018cm" svg:x="28.751cm" svg:y="1.817cm" svg:viewBox="0 0 19 19" draw:points="0,19 19,19 19,0 0,0">
          <text:p/>
        </draw:polygon>
        <draw:polygon draw:style-name="gr5" draw:text-style-name="P11" draw:layer="layout" svg:width="0.018cm" svg:height="7.384cm" svg:x="0.996cm" svg:y="1.835cm" svg:viewBox="0 0 19 7385" draw:points="0,7385 19,7385 19,0 0,0">
          <text:p/>
        </draw:polygon>
        <draw:polygon draw:style-name="gr5" draw:text-style-name="P11" draw:layer="layout" svg:width="0.018cm" svg:height="7.384cm" svg:x="1.879cm" svg:y="1.835cm" svg:viewBox="0 0 19 7385" draw:points="0,7385 19,7385 19,0 0,0">
          <text:p/>
        </draw:polygon>
        <draw:polygon draw:style-name="gr5" draw:text-style-name="P11" draw:layer="layout" svg:width="0.017cm" svg:height="7.384cm" svg:x="5.981cm" svg:y="1.835cm" svg:viewBox="0 0 18 7385" draw:points="0,7385 18,7385 18,0 0,0">
          <text:p/>
        </draw:polygon>
        <draw:polygon draw:style-name="gr5" draw:text-style-name="P11" draw:layer="layout" svg:width="0.018cm" svg:height="7.384cm" svg:x="10.436cm" svg:y="1.835cm" svg:viewBox="0 0 19 7385" draw:points="0,7385 19,7385 19,0 0,0">
          <text:p/>
        </draw:polygon>
        <draw:polygon draw:style-name="gr5" draw:text-style-name="P11" draw:layer="layout" svg:width="0.018cm" svg:height="7.384cm" svg:x="15.2cm" svg:y="1.835cm" svg:viewBox="0 0 19 7385" draw:points="0,7385 19,7385 19,0 0,0">
          <text:p/>
        </draw:polygon>
        <draw:polygon draw:style-name="gr5" draw:text-style-name="P11" draw:layer="layout" svg:width="0.018cm" svg:height="7.384cm" svg:x="28.751cm" svg:y="1.835cm" svg:viewBox="0 0 19 7385" draw:points="0,7385 19,7385 19,0 0,0">
          <text:p/>
        </draw:polygon>
        <draw:frame draw:style-name="gr4" draw:text-style-name="P9" draw:layer="layout" svg:width="0.493cm" svg:height="0.547cm" svg:x="21.984cm" svg:y="8.453cm">
          <draw:text-box>
            <text:p text:style-name="P5"><text:span text:style-name="T3"><text:s/></text:span></text:p>
          </draw:text-box>
        </draw:frame>
        <draw:frame draw:style-name="gr4" draw:text-style-name="P9" draw:layer="layout" svg:width="0.493cm" svg:height="0.547cm" svg:x="1.323cm" svg:y="13.519cm">
          <draw:text-box>
            <text:p text:style-name="P5"><text:span text:style-name="T3">4 </text:span></text:p>
          </draw:text-box>
        </draw:frame>
        <draw:polygon draw:style-name="gr6" draw:text-style-name="P12" draw:layer="layout" svg:width="3.105cm" svg:height="0.026cm" svg:x="2.382cm" svg:y="13.446cm" svg:viewBox="0 0 3106 27" draw:points="0,27 3106,27 3106,0 0,0">
          <text:p/>
        </draw:polygon>
        <draw:frame draw:style-name="gr4" draw:text-style-name="P9" draw:layer="layout" svg:width="3.245cm" svg:height="0.547cm" svg:x="2.382cm" svg:y="12.953cm">
          <draw:text-box>
            <text:p text:style-name="P5"><text:span text:style-name="T6">Сборник </text:span><text:span text:style-name="T6">задач </text:span></text:p>
          </draw:text-box>
        </draw:frame>
        <draw:polygon draw:style-name="gr6" draw:text-style-name="P12" draw:layer="layout" svg:width="2.285cm" svg:height="0.027cm" svg:x="2.796cm" svg:y="14.011cm" svg:viewBox="0 0 2286 28" draw:points="0,28 2286,28 2286,0 0,0">
          <text:p/>
        </draw:polygon>
        <draw:frame draw:style-name="gr4" draw:text-style-name="P9" draw:layer="layout" svg:width="2.419cm" svg:height="0.547cm" svg:x="2.797cm" svg:y="13.519cm">
          <draw:text-box>
            <text:p text:style-name="P5"><text:span text:style-name="T6">по высшей </text:span></text:p>
          </draw:text-box>
        </draw:frame>
        <draw:polygon draw:style-name="gr6" draw:text-style-name="P12" draw:layer="layout" svg:width="2.444cm" svg:height="0.027cm" svg:x="2.717cm" svg:y="14.584cm" svg:viewBox="0 0 2445 28" draw:points="0,28 2445,28 2445,0 0,0">
          <text:p/>
        </draw:polygon>
        <draw:frame draw:style-name="gr4" draw:text-style-name="P9" draw:layer="layout" svg:width="2.695cm" svg:height="0.547cm" svg:x="2.717cm" svg:y="14.092cm">
          <draw:text-box>
            <text:p text:style-name="P5"><text:span text:style-name="T6">математике</text:span><text:span text:style-name="T3"> <text:s/></text:span></text:p>
          </draw:text-box>
        </draw:frame>
        <draw:frame draw:style-name="gr4" draw:text-style-name="P9" draw:layer="layout" svg:width="4.134cm" svg:height="0.547cm" svg:x="6.219cm" svg:y="12.953cm">
          <draw:text-box>
            <text:p text:style-name="P5"><text:span text:style-name="T3">С. А. </text:span><text:span text:style-name="T3">Логвенков </text:span><text:span text:style-name="T3">П. </text:span></text:p>
          </draw:text-box>
        </draw:frame>
        <draw:frame draw:style-name="gr4" draw:text-style-name="P9" draw:layer="layout" svg:width="3.761cm" svg:height="0.547cm" svg:x="6.405cm" svg:y="13.519cm">
          <draw:text-box>
            <text:p text:style-name="P5"><text:span text:style-name="T3">А. Мышкис </text:span><text:span text:style-name="T3">В. С. </text:span></text:p>
          </draw:text-box>
        </draw:frame>
        <draw:frame draw:style-name="gr4" draw:text-style-name="P9" draw:layer="layout" svg:width="1.966cm" svg:height="0.547cm" svg:x="7.304cm" svg:y="14.092cm">
          <draw:text-box>
            <text:p text:style-name="P5"><text:span text:style-name="T3">Самовол </text:span></text:p>
          </draw:text-box>
        </draw:frame>
        <draw:frame draw:style-name="gr4" draw:text-style-name="P9" draw:layer="layout" svg:width="1.983cm" svg:height="0.547cm" svg:x="10.64cm" svg:y="9.257cm">
          <draw:text-box>
            <text:p text:style-name="P5"><text:span text:style-name="T3">Сборник </text:span></text:p>
          </draw:text-box>
        </draw:frame>
        <draw:frame draw:style-name="gr4" draw:text-style-name="P9" draw:layer="layout" svg:width="1.264cm" svg:height="0.547cm" svg:x="13.884cm" svg:y="9.257cm">
          <draw:text-box>
            <text:p text:style-name="P5"><text:span text:style-name="T3">задач </text:span></text:p>
          </draw:text-box>
        </draw:frame>
        <draw:frame draw:style-name="gr4" draw:text-style-name="P9" draw:layer="layout" svg:width="2.119cm" svg:height="0.547cm" svg:x="10.64cm" svg:y="9.83cm">
          <draw:text-box>
            <text:p text:style-name="P5"><text:span text:style-name="T3">включает </text:span></text:p>
          </draw:text-box>
        </draw:frame>
        <draw:frame draw:style-name="gr4" draw:text-style-name="P9" draw:layer="layout" svg:width="1.844cm" svg:height="0.547cm" svg:x="13.31cm" svg:y="9.83cm">
          <draw:text-box>
            <text:p text:style-name="P5"><text:span text:style-name="T3">разделы </text:span></text:p>
          </draw:text-box>
        </draw:frame>
        <draw:frame draw:style-name="gr4" draw:text-style-name="P9" draw:layer="layout" svg:width="2.618cm" svg:height="0.547cm" svg:x="10.64cm" svg:y="10.394cm">
          <draw:text-box>
            <text:p text:style-name="P5"><text:span text:style-name="T3">математики </text:span></text:p>
          </draw:text-box>
        </draw:frame>
        <draw:frame draw:style-name="gr4" draw:text-style-name="P9" draw:layer="layout" svg:width="1.187cm" svg:height="0.547cm" svg:x="13.966cm" svg:y="10.394cm">
          <draw:text-box>
            <text:p text:style-name="P5"><text:span text:style-name="T3">сюда </text:span></text:p>
          </draw:text-box>
        </draw:frame>
        <draw:frame draw:style-name="gr4" draw:text-style-name="P9" draw:layer="layout" svg:width="4.468cm" svg:height="0.547cm" svg:x="10.64cm" svg:y="10.968cm">
          <draw:text-box>
            <text:p text:style-name="P5"><text:span text:style-name="T3">относятся </text:span><text:span text:style-name="T3">векторная </text:span></text:p>
          </draw:text-box>
        </draw:frame>
        <draw:frame draw:style-name="gr4" draw:text-style-name="P9" draw:layer="layout" svg:width="1.738cm" svg:height="0.547cm" svg:x="10.64cm" svg:y="11.533cm">
          <draw:text-box>
            <text:p text:style-name="P5"><text:span text:style-name="T3">алгебра </text:span></text:p>
          </draw:text-box>
        </draw:frame>
        <draw:frame draw:style-name="gr4" draw:text-style-name="P9" draw:layer="layout" svg:width="0.493cm" svg:height="0.547cm" svg:x="14.81cm" svg:y="11.533cm">
          <draw:text-box>
            <text:p text:style-name="P5"><text:span text:style-name="T3">с </text:span></text:p>
          </draw:text-box>
        </draw:frame>
        <draw:frame draw:style-name="gr4" draw:text-style-name="P9" draw:layer="layout" svg:width="2.618cm" svg:height="0.547cm" svg:x="10.64cm" svg:y="12.098cm">
          <draw:text-box>
            <text:p text:style-name="P5"><text:span text:style-name="T3">элементами </text:span></text:p>
          </draw:text-box>
        </draw:frame>
        <draw:frame draw:style-name="gr4" draw:text-style-name="P9" draw:layer="layout" svg:width="3.274cm" svg:height="0.547cm" svg:x="10.64cm" svg:y="12.671cm">
          <draw:text-box>
            <text:p text:style-name="P5"><text:span text:style-name="T3">аналитическ</text:span><text:span text:style-name="T3">ой </text:span></text:p>
          </draw:text-box>
        </draw:frame>
        <draw:frame draw:style-name="gr4" draw:text-style-name="P9" draw:layer="layout" svg:width="4.557cm" svg:height="0.547cm" svg:x="10.64cm" svg:y="13.235cm">
          <draw:text-box>
            <text:p text:style-name="P5"><text:span text:style-name="T3">геометрии, </text:span><text:span text:style-name="T3">линейная </text:span></text:p>
          </draw:text-box>
        </draw:frame>
        <draw:frame draw:style-name="gr4" draw:text-style-name="P9" draw:layer="layout" svg:width="1.86cm" svg:height="0.547cm" svg:x="10.64cm" svg:y="13.801cm">
          <draw:text-box>
            <text:p text:style-name="P5"><text:span text:style-name="T3">алгебра, </text:span></text:p>
          </draw:text-box>
        </draw:frame>
        <draw:frame draw:style-name="gr4" draw:text-style-name="P9" draw:layer="layout" svg:width="0.493cm" svg:height="0.547cm" svg:x="12.975cm" svg:y="13.801cm">
          <draw:text-box>
            <text:p text:style-name="P5"><text:span text:style-name="T3">а </text:span></text:p>
          </draw:text-box>
        </draw:frame>
        <draw:frame draw:style-name="gr4" draw:text-style-name="P9" draw:layer="layout" svg:width="1.365cm" svg:height="0.547cm" svg:x="13.786cm" svg:y="13.801cm">
          <draw:text-box>
            <text:p text:style-name="P5"><text:span text:style-name="T3">также </text:span></text:p>
          </draw:text-box>
        </draw:frame>
        <draw:frame draw:style-name="gr4" draw:text-style-name="P9" draw:layer="layout" svg:width="1.678cm" svg:height="0.547cm" svg:x="10.64cm" svg:y="14.374cm">
          <draw:text-box>
            <text:p text:style-name="P5"><text:span text:style-name="T3">основы </text:span></text:p>
          </draw:text-box>
        </draw:frame>
        <draw:frame draw:style-name="gr4" draw:text-style-name="P9" draw:layer="layout" svg:width="4.439cm" svg:height="0.547cm" svg:x="10.64cm" svg:y="14.938cm">
          <draw:text-box>
            <text:p text:style-name="P5"><text:span text:style-name="T3">дифференци</text:span><text:span text:style-name="T3">ального </text:span></text:p>
          </draw:text-box>
        </draw:frame>
        <draw:frame draw:style-name="gr4" draw:text-style-name="P9" draw:layer="layout" svg:width="0.493cm" svg:height="0.547cm" svg:x="10.64cm" svg:y="15.513cm">
          <draw:text-box>
            <text:p text:style-name="P5"><text:span text:style-name="T3">и </text:span></text:p>
          </draw:text-box>
        </draw:frame>
        <draw:frame draw:style-name="gr4" draw:text-style-name="P9" draw:layer="layout" svg:width="3.207cm" svg:height="0.547cm" svg:x="11.954cm" svg:y="15.513cm">
          <draw:text-box>
            <text:p text:style-name="P5"><text:span text:style-name="T3">интегрально</text:span><text:span text:style-name="T3">го </text:span></text:p>
          </draw:text-box>
        </draw:frame>
        <draw:frame draw:style-name="gr4" draw:text-style-name="P9" draw:layer="layout" svg:width="2.576cm" svg:height="0.547cm" svg:x="10.64cm" svg:y="16.077cm">
          <draw:text-box>
            <text:p text:style-name="P5"><text:span text:style-name="T3">исчисления </text:span></text:p>
          </draw:text-box>
        </draw:frame>
        <draw:frame draw:style-name="gr4" draw:text-style-name="P9" draw:layer="layout" svg:width="2.004cm" svg:height="0.547cm" svg:x="10.64cm" svg:y="16.641cm">
          <draw:text-box>
            <text:p text:style-name="P5"><text:span text:style-name="T3">функций </text:span></text:p>
          </draw:text-box>
        </draw:frame>
        <draw:frame draw:style-name="gr4" draw:text-style-name="P9" draw:layer="layout" svg:width="1.412cm" svg:height="0.547cm" svg:x="12.995cm" svg:y="16.641cm">
          <draw:text-box>
            <text:p text:style-name="P5"><text:span text:style-name="T3">одной </text:span></text:p>
          </draw:text-box>
        </draw:frame>
        <draw:frame draw:style-name="gr4" draw:text-style-name="P9" draw:layer="layout" svg:width="0.493cm" svg:height="0.547cm" svg:x="14.766cm" svg:y="16.641cm">
          <draw:text-box>
            <text:p text:style-name="P5"><text:span text:style-name="T3">и </text:span></text:p>
          </draw:text-box>
        </draw:frame>
        <draw:frame draw:style-name="gr4" draw:text-style-name="P9" draw:layer="layout" svg:width="2.55cm" svg:height="0.547cm" svg:x="10.64cm" svg:y="17.215cm">
          <draw:text-box>
            <text:p text:style-name="P5"><text:span text:style-name="T3">нескольких </text:span></text:p>
          </draw:text-box>
        </draw:frame>
        <draw:frame draw:style-name="gr4" draw:text-style-name="P9" draw:layer="layout" svg:width="2.978cm" svg:height="0.547cm" svg:x="10.64cm" svg:y="17.78cm">
          <draw:text-box>
            <text:p text:style-name="P5"><text:span text:style-name="T3">переменных. </text:span><text:span text:style-name="T3"><text:s/></text:span></text:p>
          </draw:text-box>
        </draw:frame>
        <draw:polygon draw:style-name="gr5" draw:text-style-name="P11" draw:layer="layout" svg:width="0.018cm" svg:height="0.018cm" svg:x="0.996cm" svg:y="9.219cm" svg:viewBox="0 0 19 19" draw:points="0,19 19,19 19,0 0,0">
          <text:p/>
        </draw:polygon>
        <draw:polygon draw:style-name="gr5" draw:text-style-name="P11" draw:layer="layout" svg:width="0.865cm" svg:height="0.018cm" svg:x="1.014cm" svg:y="9.219cm" svg:viewBox="0 0 866 19" draw:points="0,19 866,19 866,0 0,0">
          <text:p/>
        </draw:polygon>
        <draw:polygon draw:style-name="gr5" draw:text-style-name="P11" draw:layer="layout" svg:width="0.018cm" svg:height="0.018cm" svg:x="1.879cm" svg:y="9.219cm" svg:viewBox="0 0 19 19" draw:points="0,19 19,19 19,0 0,0">
          <text:p/>
        </draw:polygon>
        <draw:polygon draw:style-name="gr5" draw:text-style-name="P11" draw:layer="layout" svg:width="4.084cm" svg:height="0.018cm" svg:x="1.897cm" svg:y="9.219cm" svg:viewBox="0 0 4085 19" draw:points="0,19 4085,19 4085,0 0,0">
          <text:p/>
        </draw:polygon>
        <draw:polygon draw:style-name="gr5" draw:text-style-name="P11" draw:layer="layout" svg:width="0.017cm" svg:height="0.018cm" svg:x="5.981cm" svg:y="9.219cm" svg:viewBox="0 0 18 19" draw:points="0,19 18,19 18,0 0,0">
          <text:p/>
        </draw:polygon>
        <draw:polygon draw:style-name="gr5" draw:text-style-name="P11" draw:layer="layout" svg:width="4.438cm" svg:height="0.018cm" svg:x="5.998cm" svg:y="9.219cm" svg:viewBox="0 0 4439 19" draw:points="0,19 4439,19 4439,0 0,0">
          <text:p/>
        </draw:polygon>
        <draw:polygon draw:style-name="gr5" draw:text-style-name="P11" draw:layer="layout" svg:width="0.018cm" svg:height="0.018cm" svg:x="10.436cm" svg:y="9.219cm" svg:viewBox="0 0 19 19" draw:points="0,19 19,19 19,0 0,0">
          <text:p/>
        </draw:polygon>
        <draw:polygon draw:style-name="gr5" draw:text-style-name="P11" draw:layer="layout" svg:width="4.746cm" svg:height="0.018cm" svg:x="10.454cm" svg:y="9.219cm" svg:viewBox="0 0 4747 19" draw:points="0,19 4747,19 4747,0 0,0">
          <text:p/>
        </draw:polygon>
        <draw:polygon draw:style-name="gr5" draw:text-style-name="P11" draw:layer="layout" svg:width="0.018cm" svg:height="0.018cm" svg:x="15.2cm" svg:y="9.219cm" svg:viewBox="0 0 19 19" draw:points="0,19 19,19 19,0 0,0">
          <text:p/>
        </draw:polygon>
        <draw:polygon draw:style-name="gr5" draw:text-style-name="P11" draw:layer="layout" svg:width="13.533cm" svg:height="0.018cm" svg:x="15.218cm" svg:y="9.219cm" svg:viewBox="0 0 13534 19" draw:points="0,19 13534,19 13534,0 0,0">
          <text:p/>
        </draw:polygon>
        <draw:polygon draw:style-name="gr5" draw:text-style-name="P11" draw:layer="layout" svg:width="0.018cm" svg:height="0.018cm" svg:x="28.751cm" svg:y="9.219cm" svg:viewBox="0 0 19 19" draw:points="0,19 19,19 19,0 0,0">
          <text:p/>
        </draw:polygon>
        <draw:polygon draw:style-name="gr5" draw:text-style-name="P11" draw:layer="layout" svg:width="0.018cm" svg:height="9.097cm" svg:x="0.996cm" svg:y="9.237cm" svg:viewBox="0 0 19 9098" draw:points="0,9098 19,9098 19,0 0,0">
          <text:p/>
        </draw:polygon>
        <draw:polygon draw:style-name="gr5" draw:text-style-name="P11" draw:layer="layout" svg:width="0.018cm" svg:height="0.019cm" svg:x="0.996cm" svg:y="18.334cm" svg:viewBox="0 0 19 20" draw:points="0,20 19,20 19,0 0,0">
          <text:p/>
        </draw:polygon>
        <draw:polygon draw:style-name="gr5" draw:text-style-name="P11" draw:layer="layout" svg:width="0.018cm" svg:height="0.019cm" svg:x="0.996cm" svg:y="18.334cm" svg:viewBox="0 0 19 20" draw:points="0,20 19,20 19,0 0,0">
          <text:p/>
        </draw:polygon>
        <draw:polygon draw:style-name="gr5" draw:text-style-name="P11" draw:layer="layout" svg:width="0.865cm" svg:height="0.019cm" svg:x="1.014cm" svg:y="18.334cm" svg:viewBox="0 0 866 20" draw:points="0,20 866,20 866,0 0,0">
          <text:p/>
        </draw:polygon>
        <draw:polygon draw:style-name="gr5" draw:text-style-name="P11" draw:layer="layout" svg:width="0.018cm" svg:height="9.097cm" svg:x="1.879cm" svg:y="9.237cm" svg:viewBox="0 0 19 9098" draw:points="0,9098 19,9098 19,0 0,0">
          <text:p/>
        </draw:polygon>
        <draw:polygon draw:style-name="gr5" draw:text-style-name="P11" draw:layer="layout" svg:width="0.018cm" svg:height="0.019cm" svg:x="1.879cm" svg:y="18.334cm" svg:viewBox="0 0 19 20" draw:points="0,20 19,20 19,0 0,0">
          <text:p/>
        </draw:polygon>
        <draw:polygon draw:style-name="gr5" draw:text-style-name="P11" draw:layer="layout" svg:width="4.084cm" svg:height="0.019cm" svg:x="1.897cm" svg:y="18.334cm" svg:viewBox="0 0 4085 20" draw:points="0,20 4085,20 4085,0 0,0">
          <text:p/>
        </draw:polygon>
        <draw:polygon draw:style-name="gr5" draw:text-style-name="P11" draw:layer="layout" svg:width="0.017cm" svg:height="9.097cm" svg:x="5.981cm" svg:y="9.237cm" svg:viewBox="0 0 18 9098" draw:points="0,9098 18,9098 18,0 0,0">
          <text:p/>
        </draw:polygon>
        <draw:polygon draw:style-name="gr5" draw:text-style-name="P11" draw:layer="layout" svg:width="0.017cm" svg:height="0.019cm" svg:x="5.981cm" svg:y="18.334cm" svg:viewBox="0 0 18 20" draw:points="0,20 18,20 18,0 0,0">
          <text:p/>
        </draw:polygon>
        <draw:polygon draw:style-name="gr5" draw:text-style-name="P11" draw:layer="layout" svg:width="4.438cm" svg:height="0.019cm" svg:x="5.998cm" svg:y="18.334cm" svg:viewBox="0 0 4439 20" draw:points="0,20 4439,20 4439,0 0,0">
          <text:p/>
        </draw:polygon>
        <draw:polygon draw:style-name="gr5" draw:text-style-name="P11" draw:layer="layout" svg:width="0.018cm" svg:height="9.097cm" svg:x="10.436cm" svg:y="9.237cm" svg:viewBox="0 0 19 9098" draw:points="0,9098 19,9098 19,0 0,0">
          <text:p/>
        </draw:polygon>
        <draw:polygon draw:style-name="gr5" draw:text-style-name="P11" draw:layer="layout" svg:width="0.018cm" svg:height="0.019cm" svg:x="10.436cm" svg:y="18.334cm" svg:viewBox="0 0 19 20" draw:points="0,20 19,20 19,0 0,0">
          <text:p/>
        </draw:polygon>
        <draw:polygon draw:style-name="gr5" draw:text-style-name="P11" draw:layer="layout" svg:width="4.746cm" svg:height="0.019cm" svg:x="10.454cm" svg:y="18.334cm" svg:viewBox="0 0 4747 20" draw:points="0,20 4747,20 4747,0 0,0">
          <text:p/>
        </draw:polygon>
        <draw:polygon draw:style-name="gr5" draw:text-style-name="P11" draw:layer="layout" svg:width="0.018cm" svg:height="9.097cm" svg:x="15.2cm" svg:y="9.237cm" svg:viewBox="0 0 19 9098" draw:points="0,9098 19,9098 19,0 0,0">
          <text:p/>
        </draw:polygon>
        <draw:polygon draw:style-name="gr5" draw:text-style-name="P11" draw:layer="layout" svg:width="0.018cm" svg:height="0.019cm" svg:x="15.2cm" svg:y="18.334cm" svg:viewBox="0 0 19 20" draw:points="0,20 19,20 19,0 0,0">
          <text:p/>
        </draw:polygon>
        <draw:polygon draw:style-name="gr5" draw:text-style-name="P11" draw:layer="layout" svg:width="13.533cm" svg:height="0.019cm" svg:x="15.218cm" svg:y="18.334cm" svg:viewBox="0 0 13534 20" draw:points="0,20 13534,20 13534,0 0,0">
          <text:p/>
        </draw:polygon>
        <draw:polygon draw:style-name="gr5" draw:text-style-name="P11" draw:layer="layout" svg:width="0.018cm" svg:height="9.097cm" svg:x="28.751cm" svg:y="9.237cm" svg:viewBox="0 0 19 9098" draw:points="0,9098 19,9098 19,0 0,0">
          <text:p/>
        </draw:polygon>
        <draw:polygon draw:style-name="gr5" draw:text-style-name="P11" draw:layer="layout" svg:width="0.018cm" svg:height="0.019cm" svg:x="28.751cm" svg:y="18.334cm" svg:viewBox="0 0 19 20" draw:points="0,20 19,20 19,0 0,0">
          <text:p/>
        </draw:polygon>
        <draw:polygon draw:style-name="gr5" draw:text-style-name="P11" draw:layer="layout" svg:width="0.018cm" svg:height="0.019cm" svg:x="28.751cm" svg:y="18.334cm" svg:viewBox="0 0 19 20" draw:points="0,20 19,20 19,0 0,0">
          <text:p/>
        </draw:polygon>
        <draw:frame draw:style-name="gr7" draw:text-style-name="P13" draw:layer="layout" svg:width="12.681cm" svg:height="5.801cm" svg:x="15.631cm" svg:y="2.626cm">
          <draw:image xlink:href="Pictures/10000000000003BE000001B67CA910D8032A1C38.jpg" xlink:type="simple" xlink:show="embed" xlink:actuate="onLoad" draw:mime-type="image/jpeg">
            <text:p/>
          </draw:image>
        </draw:frame>
        <draw:frame draw:style-name="gr7" draw:text-style-name="P13" draw:layer="layout" svg:width="12.91cm" svg:height="5.698cm" svg:x="15.525cm" svg:y="10.923cm">
          <draw:image xlink:href="Pictures/10000000000003CF000001AECD8A2D1253D566A7.png" xlink:type="simple" xlink:show="embed" xlink:actuate="onLoad" draw:mime-type="image/png">
            <text:p/>
          </draw:image>
        </draw:frame>
        <draw:frame draw:style-name="gr4" draw:text-style-name="P9" draw:layer="layout" svg:width="0.493cm" svg:height="0.547cm" svg:x="28.443cm" svg:y="16.2cm">
          <draw:text-box>
            <text:p text:style-name="P5"><text:span text:style-name="T3"><text:s/></text:span></text:p>
          </draw:text-box>
        </draw:frame>
      </draw:page>
      <draw:page draw:name="page4" draw:style-name="dp1" draw:master-page-name="master-page3">
        <draw:frame draw:style-name="gr9" draw:text-style-name="P6" draw:layer="layout" svg:width="16.153cm" svg:height="0.547cm" svg:x="0.997cm" svg:y="1.272cm">
          <draw:text-box>
            <text:p text:style-name="P5"><text:span text:style-name="T3">Величко </text:span><text:span text:style-name="T3">Арсений </text:span><text:span text:style-name="T3">ИВТ 1 курс </text:span><text:span text:style-name="T3">2 группа 3 </text:span><text:span text:style-name="T3">подгруппа</text:span></text:p>
          </draw:text-box>
        </draw:frame>
        <draw:frame draw:style-name="gr4" draw:text-style-name="P9" draw:layer="layout" svg:width="0.493cm" svg:height="0.547cm" svg:x="1.323cm" svg:y="6.116cm">
          <draw:text-box>
            <text:p text:style-name="P5"><text:span text:style-name="T3">5 </text:span></text:p>
          </draw:text-box>
        </draw:frame>
        <draw:polygon draw:style-name="gr6" draw:text-style-name="P12" draw:layer="layout" svg:width="3.449cm" svg:height="0.027cm" svg:x="2.214cm" svg:y="5.187cm" svg:viewBox="0 0 3450 28" draw:points="0,28 3450,28 3450,0 0,0">
          <text:p/>
        </draw:polygon>
        <draw:frame draw:style-name="gr4" draw:text-style-name="P9" draw:layer="layout" svg:width="3.588cm" svg:height="0.547cm" svg:x="2.215cm" svg:y="4.695cm">
          <draw:text-box>
            <text:p text:style-name="P5"><text:span text:style-name="T6">Сборник </text:span><text:span text:style-name="T6">задач с </text:span></text:p>
          </draw:text-box>
        </draw:frame>
        <draw:polygon draw:style-name="gr6" draw:text-style-name="P12" draw:layer="layout" svg:width="3.035cm" svg:height="0.027cm" svg:x="2.417cm" svg:y="5.761cm" svg:viewBox="0 0 3036 28" draw:points="0,28 3036,28 3036,0 0,0">
          <text:p/>
        </draw:polygon>
        <draw:frame draw:style-name="gr4" draw:text-style-name="P9" draw:layer="layout" svg:width="3.177cm" svg:height="0.547cm" svg:x="2.417cm" svg:y="5.269cm">
          <draw:text-box>
            <text:p text:style-name="P5"><text:span text:style-name="T6">решениями </text:span><text:span text:style-name="T6">по </text:span></text:p>
          </draw:text-box>
        </draw:frame>
        <draw:polygon draw:style-name="gr6" draw:text-style-name="P12" draw:layer="layout" svg:width="3.713cm" svg:height="0.026cm" svg:x="2.082cm" svg:y="6.326cm" svg:viewBox="0 0 3714 27" draw:points="0,27 3714,27 3714,0 0,0">
          <text:p/>
        </draw:polygon>
        <draw:frame draw:style-name="gr4" draw:text-style-name="P9" draw:layer="layout" svg:width="3.854cm" svg:height="0.547cm" svg:x="2.082cm" svg:y="5.833cm">
          <draw:text-box>
            <text:p text:style-name="P5"><text:span text:style-name="T6">математичес</text:span><text:span text:style-name="T6">кому </text:span></text:p>
          </draw:text-box>
        </draw:frame>
        <draw:polygon draw:style-name="gr6" draw:text-style-name="P12" draw:layer="layout" svg:width="2.047cm" svg:height="0.027cm" svg:x="2.911cm" svg:y="6.89cm" svg:viewBox="0 0 2048 28" draw:points="0,28 2048,28 2048,0 0,0">
          <text:p/>
        </draw:polygon>
        <draw:frame draw:style-name="gr4" draw:text-style-name="P9" draw:layer="layout" svg:width="2.178cm" svg:height="0.547cm" svg:x="2.911cm" svg:y="6.398cm">
          <draw:text-box>
            <text:p text:style-name="P5"><text:span text:style-name="T6">анализу и </text:span></text:p>
          </draw:text-box>
        </draw:frame>
        <draw:polygon draw:style-name="gr6" draw:text-style-name="P12" draw:layer="layout" svg:width="2.038cm" svg:height="0.027cm" svg:x="2.92cm" svg:y="7.464cm" svg:viewBox="0 0 2039 28" draw:points="0,28 2039,28 2039,0 0,0">
          <text:p/>
        </draw:polygon>
        <draw:frame draw:style-name="gr4" draw:text-style-name="P9" draw:layer="layout" svg:width="2.174cm" svg:height="0.547cm" svg:x="2.92cm" svg:y="6.972cm">
          <draw:text-box>
            <text:p text:style-name="P5"><text:span text:style-name="T6">линейной </text:span></text:p>
          </draw:text-box>
        </draw:frame>
        <draw:polygon draw:style-name="gr6" draw:text-style-name="P12" draw:layer="layout" svg:width="1.615cm" svg:height="0.026cm" svg:x="3.131cm" svg:y="8.029cm" svg:viewBox="0 0 1616 27" draw:points="0,27 1616,27 1616,0 0,0">
          <text:p/>
        </draw:polygon>
        <draw:frame draw:style-name="gr4" draw:text-style-name="P9" draw:layer="layout" svg:width="1.861cm" svg:height="0.547cm" svg:x="3.132cm" svg:y="7.536cm">
          <draw:text-box>
            <text:p text:style-name="P5"><text:span text:style-name="T6">алгебре</text:span><text:span text:style-name="T3"> <text:s/></text:span></text:p>
          </draw:text-box>
        </draw:frame>
        <draw:frame draw:style-name="gr4" draw:text-style-name="P9" draw:layer="layout" svg:width="2.271cm" svg:height="0.547cm" svg:x="7.146cm" svg:y="4.978cm">
          <draw:text-box>
            <text:p text:style-name="P5"><text:span text:style-name="T3">Е.А.Ивин, </text:span></text:p>
          </draw:text-box>
        </draw:frame>
        <draw:frame draw:style-name="gr4" draw:text-style-name="P9" draw:layer="layout" svg:width="3.55cm" svg:height="0.547cm" svg:x="6.519cm" svg:y="5.551cm">
          <draw:text-box>
            <text:p text:style-name="P5"><text:span text:style-name="T3">А.Н.Курбац</text:span><text:span text:style-name="T3">кий, </text:span></text:p>
          </draw:text-box>
        </draw:frame>
        <draw:frame draw:style-name="gr4" draw:text-style-name="P9" draw:layer="layout" svg:width="3.888cm" svg:height="0.547cm" svg:x="6.352cm" svg:y="6.116cm">
          <draw:text-box>
            <text:p text:style-name="P5"><text:span text:style-name="T3">А.А.Мироне</text:span><text:span text:style-name="T3">нков, </text:span></text:p>
          </draw:text-box>
        </draw:frame>
        <draw:frame draw:style-name="gr4" draw:text-style-name="P9" draw:layer="layout" svg:width="4.21cm" svg:height="0.547cm" svg:x="6.184cm" svg:y="6.689cm">
          <draw:text-box>
            <text:p text:style-name="P5"><text:span text:style-name="T3">Ф.Ю.Попеле</text:span><text:span text:style-name="T3">нский, </text:span></text:p>
          </draw:text-box>
        </draw:frame>
        <draw:frame draw:style-name="gr4" draw:text-style-name="P9" draw:layer="layout" svg:width="3.304cm" svg:height="0.547cm" svg:x="6.634cm" svg:y="7.254cm">
          <draw:text-box>
            <text:p text:style-name="P5"><text:span text:style-name="T3">А.В.Словесн</text:span><text:span text:style-name="T3">ов </text:span></text:p>
          </draw:text-box>
        </draw:frame>
        <draw:frame draw:style-name="gr4" draw:text-style-name="P9" draw:layer="layout" svg:width="1.759cm" svg:height="0.547cm" svg:x="10.64cm" svg:y="1.854cm">
          <draw:text-box>
            <text:p text:style-name="P5"><text:span text:style-name="T3">Учебно-</text:span></text:p>
          </draw:text-box>
        </draw:frame>
        <draw:frame draw:style-name="gr4" draw:text-style-name="P9" draw:layer="layout" svg:width="3.046cm" svg:height="0.547cm" svg:x="10.64cm" svg:y="2.427cm">
          <draw:text-box>
            <text:p text:style-name="P5"><text:span text:style-name="T3">методическо</text:span><text:span text:style-name="T3">е </text:span></text:p>
          </draw:text-box>
        </draw:frame>
        <draw:frame draw:style-name="gr4" draw:text-style-name="P9" draw:layer="layout" svg:width="1.852cm" svg:height="0.547cm" svg:x="10.64cm" svg:y="2.992cm">
          <draw:text-box>
            <text:p text:style-name="P5"><text:span text:style-name="T3">пособие </text:span></text:p>
          </draw:text-box>
        </draw:frame>
        <draw:frame draw:style-name="gr4" draw:text-style-name="P9" draw:layer="layout" svg:width="2.144cm" svg:height="0.547cm" svg:x="13.019cm" svg:y="2.992cm">
          <draw:text-box>
            <text:p text:style-name="P5"><text:span text:style-name="T3">содержит </text:span></text:p>
          </draw:text-box>
        </draw:frame>
        <draw:frame draw:style-name="gr4" draw:text-style-name="P9" draw:layer="layout" svg:width="1.911cm" svg:height="0.547cm" svg:x="10.64cm" svg:y="3.557cm">
          <draw:text-box>
            <text:p text:style-name="P5"><text:span text:style-name="T3">типовые </text:span></text:p>
          </draw:text-box>
        </draw:frame>
        <draw:frame draw:style-name="gr4" draw:text-style-name="P9" draw:layer="layout" svg:width="1.53cm" svg:height="0.547cm" svg:x="12.896cm" svg:y="3.557cm">
          <draw:text-box>
            <text:p text:style-name="P5"><text:span text:style-name="T3">задачи </text:span></text:p>
          </draw:text-box>
        </draw:frame>
        <draw:frame draw:style-name="gr4" draw:text-style-name="P9" draw:layer="layout" svg:width="0.493cm" svg:height="0.547cm" svg:x="14.765cm" svg:y="3.557cm">
          <draw:text-box>
            <text:p text:style-name="P5"><text:span text:style-name="T3">и </text:span></text:p>
          </draw:text-box>
        </draw:frame>
        <draw:frame draw:style-name="gr4" draw:text-style-name="P9" draw:layer="layout" svg:width="2.703cm" svg:height="0.547cm" svg:x="10.64cm" svg:y="4.13cm">
          <draw:text-box>
            <text:p text:style-name="P5"><text:span text:style-name="T3">упражнения </text:span></text:p>
          </draw:text-box>
        </draw:frame>
        <draw:frame draw:style-name="gr4" draw:text-style-name="P9" draw:layer="layout" svg:width="0.493cm" svg:height="0.547cm" svg:x="14.81cm" svg:y="4.13cm">
          <draw:text-box>
            <text:p text:style-name="P5"><text:span text:style-name="T3">с </text:span></text:p>
          </draw:text-box>
        </draw:frame>
        <draw:frame draw:style-name="gr4" draw:text-style-name="P9" draw:layer="layout" svg:width="2.83cm" svg:height="0.547cm" svg:x="10.64cm" svg:y="4.695cm">
          <draw:text-box>
            <text:p text:style-name="P5"><text:span text:style-name="T3">подробными </text:span></text:p>
          </draw:text-box>
        </draw:frame>
        <draw:frame draw:style-name="gr4" draw:text-style-name="P9" draw:layer="layout" svg:width="2.538cm" svg:height="0.547cm" svg:x="10.64cm" svg:y="5.269cm">
          <draw:text-box>
            <text:p text:style-name="P5"><text:span text:style-name="T3">решениями </text:span></text:p>
          </draw:text-box>
        </draw:frame>
        <draw:frame draw:style-name="gr4" draw:text-style-name="P9" draw:layer="layout" svg:width="0.641cm" svg:height="0.547cm" svg:x="14.511cm" svg:y="5.269cm">
          <draw:text-box>
            <text:p text:style-name="P5"><text:span text:style-name="T3">по </text:span></text:p>
          </draw:text-box>
        </draw:frame>
        <draw:frame draw:style-name="gr4" draw:text-style-name="P9" draw:layer="layout" svg:width="1.924cm" svg:height="0.547cm" svg:x="10.64cm" svg:y="5.833cm">
          <draw:text-box>
            <text:p text:style-name="P5"><text:span text:style-name="T3">базовым </text:span></text:p>
          </draw:text-box>
        </draw:frame>
        <draw:frame draw:style-name="gr4" draw:text-style-name="P9" draw:layer="layout" svg:width="2.042cm" svg:height="0.547cm" svg:x="13.108cm" svg:y="5.833cm">
          <draw:text-box>
            <text:p text:style-name="P5"><text:span text:style-name="T3">разделам </text:span></text:p>
          </draw:text-box>
        </draw:frame>
        <draw:frame draw:style-name="gr4" draw:text-style-name="P9" draw:layer="layout" svg:width="1.568cm" svg:height="0.547cm" svg:x="10.64cm" svg:y="6.398cm">
          <draw:text-box>
            <text:p text:style-name="P5"><text:span text:style-name="T3">курсов </text:span></text:p>
          </draw:text-box>
        </draw:frame>
        <draw:frame draw:style-name="gr4" draw:text-style-name="P9" draw:layer="layout" svg:width="3.575cm" svg:height="0.547cm" svg:x="10.64cm" svg:y="6.972cm">
          <draw:text-box>
            <text:p text:style-name="P5"><text:span text:style-name="T3">математичес</text:span><text:span text:style-name="T3">кий </text:span></text:p>
          </draw:text-box>
        </draw:frame>
        <draw:frame draw:style-name="gr4" draw:text-style-name="P9" draw:layer="layout" svg:width="1.539cm" svg:height="0.547cm" svg:x="10.64cm" svg:y="7.536cm">
          <draw:text-box>
            <text:p text:style-name="P5"><text:span text:style-name="T3">анализ </text:span></text:p>
          </draw:text-box>
        </draw:frame>
        <draw:frame draw:style-name="gr4" draw:text-style-name="P9" draw:layer="layout" svg:width="0.493cm" svg:height="0.547cm" svg:x="12.42cm" svg:y="7.536cm">
          <draw:text-box>
            <text:p text:style-name="P5"><text:span text:style-name="T3">и </text:span></text:p>
          </draw:text-box>
        </draw:frame>
        <draw:frame draw:style-name="gr4" draw:text-style-name="P9" draw:layer="layout" svg:width="2.106cm" svg:height="0.547cm" svg:x="13.054cm" svg:y="7.536cm">
          <draw:text-box>
            <text:p text:style-name="P5"><text:span text:style-name="T3">линейная </text:span></text:p>
          </draw:text-box>
        </draw:frame>
        <draw:frame draw:style-name="gr4" draw:text-style-name="P9" draw:layer="layout" svg:width="1.86cm" svg:height="0.547cm" svg:x="10.64cm" svg:y="8.11cm">
          <draw:text-box>
            <text:p text:style-name="P5"><text:span text:style-name="T3">алгебра. </text:span></text:p>
          </draw:text-box>
        </draw:frame>
        <draw:frame draw:style-name="gr4" draw:text-style-name="P9" draw:layer="layout" svg:width="0.493cm" svg:height="0.547cm" svg:x="12.924cm" svg:y="8.11cm">
          <draw:text-box>
            <text:p text:style-name="P5"><text:span text:style-name="T3">В </text:span></text:p>
          </draw:text-box>
        </draw:frame>
        <draw:frame draw:style-name="gr4" draw:text-style-name="P9" draw:layer="layout" svg:width="1.369cm" svg:height="0.547cm" svg:x="13.797cm" svg:y="8.11cm">
          <draw:text-box>
            <text:p text:style-name="P5"><text:span text:style-name="T3">конце </text:span></text:p>
          </draw:text-box>
        </draw:frame>
        <draw:frame draw:style-name="gr4" draw:text-style-name="P9" draw:layer="layout" svg:width="2.436cm" svg:height="0.547cm" svg:x="10.64cm" svg:y="8.674cm">
          <draw:text-box>
            <text:p text:style-name="P5"><text:span text:style-name="T3">приведены </text:span></text:p>
          </draw:text-box>
        </draw:frame>
        <draw:frame draw:style-name="gr4" draw:text-style-name="P9" draw:layer="layout" svg:width="2.703cm" svg:height="0.547cm" svg:x="10.64cm" svg:y="9.239cm">
          <draw:text-box>
            <text:p text:style-name="P5"><text:span text:style-name="T3">упражнения </text:span></text:p>
          </draw:text-box>
        </draw:frame>
        <draw:frame draw:style-name="gr4" draw:text-style-name="P9" draw:layer="layout" svg:width="0.853cm" svg:height="0.547cm" svg:x="14.297cm" svg:y="9.239cm">
          <draw:text-box>
            <text:p text:style-name="P5"><text:span text:style-name="T3">для </text:span></text:p>
          </draw:text-box>
        </draw:frame>
        <draw:frame draw:style-name="gr4" draw:text-style-name="P9" draw:layer="layout" svg:width="3.732cm" svg:height="0.547cm" svg:x="10.64cm" svg:y="9.812cm">
          <draw:text-box>
            <text:p text:style-name="P5"><text:span text:style-name="T3">самостоятел</text:span><text:span text:style-name="T3">ьной </text:span></text:p>
          </draw:text-box>
        </draw:frame>
        <draw:frame draw:style-name="gr4" draw:text-style-name="P9" draw:layer="layout" svg:width="1.772cm" svg:height="0.547cm" svg:x="10.64cm" svg:y="10.377cm">
          <draw:text-box>
            <text:p text:style-name="P5"><text:span text:style-name="T3">работы. </text:span></text:p>
          </draw:text-box>
        </draw:frame>
        <draw:polygon draw:style-name="gr5" draw:text-style-name="P11" draw:layer="layout" svg:width="0.018cm" svg:height="0.018cm" svg:x="0.996cm" svg:y="1.817cm" svg:viewBox="0 0 19 19" draw:points="0,19 19,19 19,0 0,0">
          <text:p/>
        </draw:polygon>
        <draw:polygon draw:style-name="gr5" draw:text-style-name="P11" draw:layer="layout" svg:width="0.018cm" svg:height="0.018cm" svg:x="0.996cm" svg:y="1.817cm" svg:viewBox="0 0 19 19" draw:points="0,19 19,19 19,0 0,0">
          <text:p/>
        </draw:polygon>
        <draw:polygon draw:style-name="gr5" draw:text-style-name="P11" draw:layer="layout" svg:width="0.865cm" svg:height="0.018cm" svg:x="1.014cm" svg:y="1.817cm" svg:viewBox="0 0 866 19" draw:points="0,19 866,19 866,0 0,0">
          <text:p/>
        </draw:polygon>
        <draw:polygon draw:style-name="gr5" draw:text-style-name="P11" draw:layer="layout" svg:width="0.018cm" svg:height="0.018cm" svg:x="1.879cm" svg:y="1.817cm" svg:viewBox="0 0 19 19" draw:points="0,19 19,19 19,0 0,0">
          <text:p/>
        </draw:polygon>
        <draw:polygon draw:style-name="gr5" draw:text-style-name="P11" draw:layer="layout" svg:width="4.084cm" svg:height="0.018cm" svg:x="1.897cm" svg:y="1.817cm" svg:viewBox="0 0 4085 19" draw:points="0,19 4085,19 4085,0 0,0">
          <text:p/>
        </draw:polygon>
        <draw:polygon draw:style-name="gr5" draw:text-style-name="P11" draw:layer="layout" svg:width="0.017cm" svg:height="0.018cm" svg:x="5.981cm" svg:y="1.817cm" svg:viewBox="0 0 18 19" draw:points="0,19 18,19 18,0 0,0">
          <text:p/>
        </draw:polygon>
        <draw:polygon draw:style-name="gr5" draw:text-style-name="P11" draw:layer="layout" svg:width="4.438cm" svg:height="0.018cm" svg:x="5.998cm" svg:y="1.817cm" svg:viewBox="0 0 4439 19" draw:points="0,19 4439,19 4439,0 0,0">
          <text:p/>
        </draw:polygon>
        <draw:polygon draw:style-name="gr5" draw:text-style-name="P11" draw:layer="layout" svg:width="0.018cm" svg:height="0.018cm" svg:x="10.436cm" svg:y="1.817cm" svg:viewBox="0 0 19 19" draw:points="0,19 19,19 19,0 0,0">
          <text:p/>
        </draw:polygon>
        <draw:polygon draw:style-name="gr5" draw:text-style-name="P11" draw:layer="layout" svg:width="4.746cm" svg:height="0.018cm" svg:x="10.454cm" svg:y="1.817cm" svg:viewBox="0 0 4747 19" draw:points="0,19 4747,19 4747,0 0,0">
          <text:p/>
        </draw:polygon>
        <draw:polygon draw:style-name="gr5" draw:text-style-name="P11" draw:layer="layout" svg:width="0.018cm" svg:height="0.018cm" svg:x="15.2cm" svg:y="1.817cm" svg:viewBox="0 0 19 19" draw:points="0,19 19,19 19,0 0,0">
          <text:p/>
        </draw:polygon>
        <draw:polygon draw:style-name="gr5" draw:text-style-name="P11" draw:layer="layout" svg:width="13.533cm" svg:height="0.018cm" svg:x="15.218cm" svg:y="1.817cm" svg:viewBox="0 0 13534 19" draw:points="0,19 13534,19 13534,0 0,0">
          <text:p/>
        </draw:polygon>
        <draw:polygon draw:style-name="gr5" draw:text-style-name="P11" draw:layer="layout" svg:width="0.018cm" svg:height="0.018cm" svg:x="28.751cm" svg:y="1.817cm" svg:viewBox="0 0 19 19" draw:points="0,19 19,19 19,0 0,0">
          <text:p/>
        </draw:polygon>
        <draw:polygon draw:style-name="gr5" draw:text-style-name="P11" draw:layer="layout" svg:width="0.018cm" svg:height="0.018cm" svg:x="28.751cm" svg:y="1.817cm" svg:viewBox="0 0 19 19" draw:points="0,19 19,19 19,0 0,0">
          <text:p/>
        </draw:polygon>
        <draw:polygon draw:style-name="gr5" draw:text-style-name="P11" draw:layer="layout" svg:width="0.018cm" svg:height="9.096cm" svg:x="0.996cm" svg:y="1.835cm" svg:viewBox="0 0 19 9097" draw:points="0,9097 19,9097 19,0 0,0">
          <text:p/>
        </draw:polygon>
        <draw:polygon draw:style-name="gr5" draw:text-style-name="P11" draw:layer="layout" svg:width="0.018cm" svg:height="0.018cm" svg:x="0.996cm" svg:y="10.931cm" svg:viewBox="0 0 19 19" draw:points="0,19 19,19 19,0 0,0">
          <text:p/>
        </draw:polygon>
        <draw:polygon draw:style-name="gr5" draw:text-style-name="P11" draw:layer="layout" svg:width="0.018cm" svg:height="0.018cm" svg:x="0.996cm" svg:y="10.931cm" svg:viewBox="0 0 19 19" draw:points="0,19 19,19 19,0 0,0">
          <text:p/>
        </draw:polygon>
        <draw:polygon draw:style-name="gr5" draw:text-style-name="P11" draw:layer="layout" svg:width="0.865cm" svg:height="0.018cm" svg:x="1.014cm" svg:y="10.931cm" svg:viewBox="0 0 866 19" draw:points="0,19 866,19 866,0 0,0">
          <text:p/>
        </draw:polygon>
        <draw:polygon draw:style-name="gr5" draw:text-style-name="P11" draw:layer="layout" svg:width="0.018cm" svg:height="9.096cm" svg:x="1.879cm" svg:y="1.835cm" svg:viewBox="0 0 19 9097" draw:points="0,9097 19,9097 19,0 0,0">
          <text:p/>
        </draw:polygon>
        <draw:polygon draw:style-name="gr5" draw:text-style-name="P11" draw:layer="layout" svg:width="0.018cm" svg:height="0.018cm" svg:x="1.879cm" svg:y="10.931cm" svg:viewBox="0 0 19 19" draw:points="0,19 19,19 19,0 0,0">
          <text:p/>
        </draw:polygon>
        <draw:polygon draw:style-name="gr5" draw:text-style-name="P11" draw:layer="layout" svg:width="4.084cm" svg:height="0.018cm" svg:x="1.897cm" svg:y="10.931cm" svg:viewBox="0 0 4085 19" draw:points="0,19 4085,19 4085,0 0,0">
          <text:p/>
        </draw:polygon>
        <draw:polygon draw:style-name="gr5" draw:text-style-name="P11" draw:layer="layout" svg:width="0.017cm" svg:height="9.096cm" svg:x="5.981cm" svg:y="1.835cm" svg:viewBox="0 0 18 9097" draw:points="0,9097 18,9097 18,0 0,0">
          <text:p/>
        </draw:polygon>
        <draw:polygon draw:style-name="gr5" draw:text-style-name="P11" draw:layer="layout" svg:width="0.017cm" svg:height="0.018cm" svg:x="5.981cm" svg:y="10.931cm" svg:viewBox="0 0 18 19" draw:points="0,19 18,19 18,0 0,0">
          <text:p/>
        </draw:polygon>
        <draw:polygon draw:style-name="gr5" draw:text-style-name="P11" draw:layer="layout" svg:width="4.438cm" svg:height="0.018cm" svg:x="5.998cm" svg:y="10.931cm" svg:viewBox="0 0 4439 19" draw:points="0,19 4439,19 4439,0 0,0">
          <text:p/>
        </draw:polygon>
        <draw:polygon draw:style-name="gr5" draw:text-style-name="P11" draw:layer="layout" svg:width="0.018cm" svg:height="9.096cm" svg:x="10.436cm" svg:y="1.835cm" svg:viewBox="0 0 19 9097" draw:points="0,9097 19,9097 19,0 0,0">
          <text:p/>
        </draw:polygon>
        <draw:polygon draw:style-name="gr5" draw:text-style-name="P11" draw:layer="layout" svg:width="0.018cm" svg:height="0.018cm" svg:x="10.436cm" svg:y="10.931cm" svg:viewBox="0 0 19 19" draw:points="0,19 19,19 19,0 0,0">
          <text:p/>
        </draw:polygon>
        <draw:polygon draw:style-name="gr5" draw:text-style-name="P11" draw:layer="layout" svg:width="4.746cm" svg:height="0.018cm" svg:x="10.454cm" svg:y="10.931cm" svg:viewBox="0 0 4747 19" draw:points="0,19 4747,19 4747,0 0,0">
          <text:p/>
        </draw:polygon>
        <draw:polygon draw:style-name="gr5" draw:text-style-name="P11" draw:layer="layout" svg:width="0.018cm" svg:height="9.096cm" svg:x="15.2cm" svg:y="1.835cm" svg:viewBox="0 0 19 9097" draw:points="0,9097 19,9097 19,0 0,0">
          <text:p/>
        </draw:polygon>
        <draw:polygon draw:style-name="gr5" draw:text-style-name="P11" draw:layer="layout" svg:width="0.018cm" svg:height="0.018cm" svg:x="15.2cm" svg:y="10.931cm" svg:viewBox="0 0 19 19" draw:points="0,19 19,19 19,0 0,0">
          <text:p/>
        </draw:polygon>
        <draw:polygon draw:style-name="gr5" draw:text-style-name="P11" draw:layer="layout" svg:width="13.533cm" svg:height="0.018cm" svg:x="15.218cm" svg:y="10.931cm" svg:viewBox="0 0 13534 19" draw:points="0,19 13534,19 13534,0 0,0">
          <text:p/>
        </draw:polygon>
        <draw:polygon draw:style-name="gr5" draw:text-style-name="P11" draw:layer="layout" svg:width="0.018cm" svg:height="9.096cm" svg:x="28.751cm" svg:y="1.835cm" svg:viewBox="0 0 19 9097" draw:points="0,9097 19,9097 19,0 0,0">
          <text:p/>
        </draw:polygon>
        <draw:polygon draw:style-name="gr5" draw:text-style-name="P11" draw:layer="layout" svg:width="0.018cm" svg:height="0.018cm" svg:x="28.751cm" svg:y="10.931cm" svg:viewBox="0 0 19 19" draw:points="0,19 19,19 19,0 0,0">
          <text:p/>
        </draw:polygon>
        <draw:polygon draw:style-name="gr5" draw:text-style-name="P11" draw:layer="layout" svg:width="0.018cm" svg:height="0.018cm" svg:x="28.751cm" svg:y="10.931cm" svg:viewBox="0 0 19 19" draw:points="0,19 19,19 19,0 0,0">
          <text:p/>
        </draw:polygon>
        <draw:frame draw:style-name="gr4" draw:text-style-name="P9" draw:layer="layout" svg:width="0.493cm" svg:height="0.547cm" svg:x="28.372cm" svg:y="8.762cm">
          <draw:text-box>
            <text:p text:style-name="P5"><text:span text:style-name="T3"><text:s/></text:span></text:p>
          </draw:text-box>
        </draw:frame>
        <draw:frame draw:style-name="gr7" draw:text-style-name="P13" draw:layer="layout" svg:width="12.773cm" svg:height="5.638cm" svg:x="15.593cm" svg:y="3.557cm">
          <draw:image xlink:href="Pictures/10000000000003C5000001AAF2D8542CE70010EF.png" xlink:type="simple" xlink:show="embed" xlink:actuate="onLoad" draw:mime-type="image/png">
            <text:p/>
          </draw:image>
        </draw:frame>
        <draw:frame draw:style-name="gr4" draw:text-style-name="P9" draw:layer="layout" svg:width="0.493cm" svg:height="0.547cm" svg:x="0.997cm" svg:y="10.968cm">
          <draw:text-box>
            <text:p text:style-name="P5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NewRoman1" svg:font-family="TimesNewRoman"/>
    <style:font-face style:name="TimesNewRomanPS1" svg:font-family="TimesNewRomanPS"/>
    <style:font-face style:name="Liberation Serif1" svg:font-family="'Liberation Serif'" style:font-pitch="variable"/>
    <style:font-face style:name="Noto Sans2" svg:font-family="'Noto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.9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22T23:28:06.468136637</dc:date>
    <meta:editing-duration>PT3M49S</meta:editing-duration>
    <meta:editing-cycles>1</meta:editing-cycles>
    <meta:document-statistic meta:object-count="334"/>
    <meta:generator>LibreOffice/7.0.3.1$Linux_X86_64 LibreOffice_project/00$Build-1</meta:generator>
  </office:meta>
</office:document-meta>
</file>